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7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2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2"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style="normal" style:font-size-asian="9pt" style:font-style-asian="normal" style:font-size-complex="9pt" style:font-style-complex="normal"/>
    </style:style>
    <style:style style:name="ce19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text-position=""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position="" fo:font-size="9pt" fo:font-style="italic" style:text-underline-style="none" style:font-size-asian="9pt" style:font-style-asian="italic" style:font-size-complex="9pt" style:font-style-complex="italic"/>
    </style:style>
    <style:style style:name="ce22" style:family="table-cell" style:parent-style-name="Default" style:data-style-name="N111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23" style:family="table-cell" style:parent-style-name="Default" style:data-style-name="N111">
      <style:table-cell-properties fo:background-color="transparent" fo:border="0.06pt solid #000000"/>
      <style:text-properties style:use-window-font-color="true" style:text-position="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25" style:family="table-cell" style:parent-style-name="Default" style:data-style-name="N11">
      <style:table-cell-properties fo:background-color="transparent" fo:border="0.06pt solid #000000"/>
      <style:text-properties style:use-window-font-color="true" style:text-position="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style:text-position="" fo:font-size="9pt" style:font-size-asian="9pt" style:font-size-complex="9pt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1">
      <style:table-cell-properties fo:border="0.06pt solid #000000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3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34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order="0.06pt solid #000000"/>
    </style:style>
    <style:style style:name="ce43" style:family="table-cell" style:parent-style-name="Default" style:data-style-name="N11">
      <style:table-cell-properties fo:border="0.06pt solid #000000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 style:data-style-name="N100">
      <style:table-cell-properties fo:border="0.06pt solid #000000"/>
    </style:style>
    <style:style style:name="ce46" style:family="table-cell" style:parent-style-name="Default" style:data-style-name="N100">
      <style:table-cell-properties style:text-align-source="value-type" style:repeat-content="false" fo:border="0.06pt solid #000000" style:vertical-align="middle"/>
      <style:paragraph-properties fo:margin-left="0cm"/>
    </style:style>
    <style:style style:name="ce4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</style:style>
    <style:style style:name="ce4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49" style:family="table-cell" style:parent-style-name="Default" style:data-style-name="N11">
      <style:table-cell-properties style:text-align-source="value-type" style:repeat-content="false" fo:border="0.06pt solid #000000"/>
      <style:paragraph-properties fo:margin-left="0cm"/>
    </style:style>
    <style:style style:name="ce50" style:family="table-cell" style:parent-style-name="Default" style:data-style-name="N2">
      <style:table-cell-properties style:text-align-source="value-type" style:repeat-content="false" fo:border="0.06pt solid #000000"/>
      <style:paragraph-properties fo:margin-left="0c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value-type" style:repeat-content="false" fo:border="0.06pt solid #000000" style:vertical-align="middl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KDTxAvgDis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ata</text:p>
          </table:table-cell>
          <table:table-cell table:style-name="ce1" office:value-type="string" table:number-columns-spanned="1" table:number-rows-spanned="2">
            <text:p>Parametry</text:p>
          </table:table-cell>
          <table:table-cell table:style-name="ce6" office:value-type="string" table:number-columns-spanned="2" table:number-rows-spanned="1">
            <text:p>Čas [s]</text:p>
          </table:table-cell>
          <table:covered-table-cell table:style-name="ce7"/>
        </table:table-row>
        <table:table-row table:style-name="ro1">
          <table:covered-table-cell table:number-columns-repeated="2" table:style-name="ce2"/>
          <table:table-cell table:style-name="ce7" office:value-type="string">
            <text:p>Kd-strom</text:p>
          </table:table-cell>
          <table:table-cell table:style-name="ce7" office:value-type="string">
            <text:p>Prům. Vzd.</text:p>
          </table:table-cell>
        </table:table-row>
        <table:table-row table:style-name="ro1">
          <table:table-cell table:style-name="ce3" office:value-type="string" table:number-columns-spanned="1" table:number-rows-spanned="2">
            <text:p>291232 bodů</text:p>
          </table:table-cell>
          <table:table-cell table:style-name="ce2" office:value-type="string">
            <text:p>5 a 1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88">
            <text:p>388</text:p>
          </table:table-cell>
        </table:table-row>
        <table:table-row table:style-name="ro1">
          <table:covered-table-cell table:style-name="ce2"/>
          <table:table-cell table:style-name="ce2" office:value-type="string">
            <text:p>10 a 50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59">
            <text:p>559</text:p>
          </table:table-cell>
        </table:table-row>
        <table:table-row table:style-name="ro1">
          <table:table-cell table:style-name="ce4" office:value-type="string">
            <text:p>723695 bodů</text:p>
          </table:table-cell>
          <table:table-cell table:style-name="ce2" office:value-type="string">
            <text:p>2 a 100</text:p>
          </table:table-cell>
          <table:table-cell table:style-name="ce2" office:value-type="float" office:value="26">
            <text:p>26</text:p>
          </table:table-cell>
          <table:table-cell table:style-name="ce8" office:value-type="string">
            <text:p>&gt;36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</table:table>
      <table:table table:name="iter-koule" table:style-name="ta1">
        <table:table-column table:style-name="co4" table:default-cell-style-name="Default"/>
        <table:table-column table:style-name="co5" table:default-cell-style-name="ce14"/>
        <table:table-column table:style-name="co6" table:number-columns-repeated="12" table:default-cell-style-name="Default"/>
        <table:table-column table:style-name="co3" table:number-columns-repeated="1010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0"/>
          <table:table-cell table:style-name="ce16" office:value-type="string" table:number-columns-spanned="4" table:number-rows-spanned="1">
            <text:p>Data 1: 291232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2: 81294 bodů</text:p>
          </table:table-cell>
          <table:covered-table-cell table:number-columns-repeated="3" table:style-name="ce20"/>
          <table:table-cell table:style-name="ce16" office:value-type="string" table:number-columns-spanned="4" table:number-rows-spanned="1">
            <text:p>Data3: 1299900 bodů</text:p>
          </table:table-cell>
          <table:covered-table-cell table:number-columns-repeated="3"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Okolí</text:p>
          </table:table-cell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style-name="ce16" office:value-type="string" table:number-columns-spanned="2" table:number-rows-spanned="1">
            <text:p>50 bodů</text:p>
          </table:table-cell>
          <table:covered-table-cell table:style-name="ce20"/>
          <table:table-cell table:style-name="ce16" office:value-type="string" table:number-columns-spanned="2" table:number-rows-spanned="1">
            <text:p>200 bodů</text:p>
          </table:table-cell>
          <table:covered-table-cell table:style-name="ce20"/>
          <table:table-cell table:number-columns-repeated="1010"/>
        </table:table-row>
        <table:table-row table:style-name="ro1">
          <table:table-cell/>
          <table:table-cell table:style-name="ce10" office:value-type="string">
            <text:p>Param.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style-name="ce17" office:value-type="string">
            <text:p>Opak.</text:p>
          </table:table-cell>
          <table:table-cell table:style-name="ce21" office:value-type="string">
            <text:p>Čas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">
            <text:p>1,00</text:p>
          </table:table-cell>
          <table:table-cell table:style-name="ce18" table:formula="of:=148032/291232" office:value-type="percentage" office:value="0.508295791671245">
            <text:p>50,83%</text:p>
          </table:table-cell>
          <table:table-cell table:style-name="ce22" office:value-type="float" office:value="21.673">
            <text:p>21,67</text:p>
          </table:table-cell>
          <table:table-cell table:style-name="ce24" table:formula="of:=149844/291232" office:value-type="percentage" office:value="0.514517635424679">
            <text:p>51,45%</text:p>
          </table:table-cell>
          <table:table-cell table:style-name="ce22" office:value-type="float" office:value="79.667">
            <text:p>79,67</text:p>
          </table:table-cell>
          <table:table-cell table:style-name="ce24" table:formula="of:=40312/81294" office:value-type="percentage" office:value="0.495879154673162">
            <text:p>49,59%</text:p>
          </table:table-cell>
          <table:table-cell table:style-name="ce22" office:value-type="float" office:value="6.153">
            <text:p>6,15</text:p>
          </table:table-cell>
          <table:table-cell table:style-name="ce24" table:formula="of:=40512/81294" office:value-type="percentage" office:value="0.498339360838438">
            <text:p>49,83%</text:p>
          </table:table-cell>
          <table:table-cell table:style-name="ce22" office:value-type="float" office:value="22.536">
            <text:p>22,54</text:p>
          </table:table-cell>
          <table:table-cell table:style-name="ce24" table:formula="of:=656635/1299900" office:value-type="percentage" office:value="0.505142703284868">
            <text:p>50,51%</text:p>
          </table:table-cell>
          <table:table-cell table:style-name="ce22" office:value-type="float" office:value="135.517">
            <text:p>135,52</text:p>
          </table:table-cell>
          <table:table-cell table:style-name="ce24" table:formula="of:=656698/1299900" office:value-type="percentage" office:value="0.505191168551427">
            <text:p>50,52%</text:p>
          </table:table-cell>
          <table:table-cell table:style-name="ce22" office:value-type="float" office:value="659.173">
            <text:p>659,17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float" office:value="1.05">
            <text:p>1,05</text:p>
          </table:table-cell>
          <table:table-cell table:style-name="ce18" table:formula="of:=79893/291232" office:value-type="percentage" office:value="0.274327683771014">
            <text:p>27,43%</text:p>
          </table:table-cell>
          <table:table-cell table:style-name="ce22" office:value-type="float" office:value="17.04">
            <text:p>17,04</text:p>
          </table:table-cell>
          <table:table-cell table:style-name="ce24" table:formula="of:=49033/291232" office:value-type="percentage" office:value="0.168364053400725">
            <text:p>16,84%</text:p>
          </table:table-cell>
          <table:table-cell table:style-name="ce22" office:value-type="float" office:value="56.952">
            <text:p>56,95</text:p>
          </table:table-cell>
          <table:table-cell table:style-name="ce24" table:formula="of:=26873/81294" office:value-type="percentage" office:value="0.330565601397397">
            <text:p>33,06%</text:p>
          </table:table-cell>
          <table:table-cell table:style-name="ce22" office:value-type="float" office:value="5.349">
            <text:p>5,35</text:p>
          </table:table-cell>
          <table:table-cell table:style-name="ce24" table:formula="of:=20256/81294" office:value-type="percentage" office:value="0.249169680419219">
            <text:p>24,92%</text:p>
          </table:table-cell>
          <table:table-cell table:style-name="ce22" office:value-type="float" office:value="18.014">
            <text:p>18,01</text:p>
          </table:table-cell>
          <table:table-cell table:style-name="ce24" table:formula="of:=359981/1299900" office:value-type="percentage" office:value="0.276929763827987">
            <text:p>27,69%</text:p>
          </table:table-cell>
          <table:table-cell table:style-name="ce22" office:value-type="float" office:value="114.876">
            <text:p>114,88</text:p>
          </table:table-cell>
          <table:table-cell table:style-name="ce24" table:formula="of:=205848/1299900" office:value-type="percentage" office:value="0.158356796676667">
            <text:p>15,84%</text:p>
          </table:table-cell>
          <table:table-cell table:style-name="ce22" office:value-type="float" office:value="452.836">
            <text:p>452,84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13" office:value-type="float" office:value="1.1">
            <text:p>1,10</text:p>
          </table:table-cell>
          <table:table-cell table:style-name="ce19" table:formula="of:=52104/291232" office:value-type="percentage" office:value="0.178908911108669">
            <text:p>17,89%</text:p>
          </table:table-cell>
          <table:table-cell table:style-name="ce23" office:value-type="float" office:value="15.19">
            <text:p>15,19</text:p>
          </table:table-cell>
          <table:table-cell table:style-name="ce25" table:formula="of:=29440/291232" office:value-type="percentage" office:value="0.101087792550269">
            <text:p>10,11%</text:p>
          </table:table-cell>
          <table:table-cell table:style-name="ce23" office:value-type="float" office:value="53.28">
            <text:p>53,28</text:p>
          </table:table-cell>
          <table:table-cell table:style-name="ce25" table:formula="of:=20058/81294" office:value-type="percentage" office:value="0.246734076315595">
            <text:p>24,67%</text:p>
          </table:table-cell>
          <table:table-cell table:style-name="ce23" office:value-type="float" office:value="4.514">
            <text:p>4,51</text:p>
          </table:table-cell>
          <table:table-cell table:style-name="ce25" table:formula="of:=13577/81294" office:value-type="percentage" office:value="0.167011095529805">
            <text:p>16,70%</text:p>
          </table:table-cell>
          <table:table-cell table:style-name="ce23" office:value-type="float" office:value="17.382">
            <text:p>17,38</text:p>
          </table:table-cell>
          <table:table-cell table:style-name="ce25" table:formula="of:=225616/1299900" office:value-type="percentage" office:value="0.173564120316947">
            <text:p>17,36%</text:p>
          </table:table-cell>
          <table:table-cell table:style-name="ce23" office:value-type="float" office:value="110.571">
            <text:p>110,57</text:p>
          </table:table-cell>
          <table:table-cell table:style-name="ce25" table:formula="of:=121061/1299900" office:value-type="percentage" office:value="0.0931310100776983">
            <text:p>9,31%</text:p>
          </table:table-cell>
          <table:table-cell table:style-name="ce23" office:value-type="float" office:value="457.391">
            <text:p>457,39</text:p>
          </table:table-cell>
          <table:table-cell table:style-name="ce9" table:number-columns-repeated="1010"/>
        </table:table-row>
        <table:table-row table:style-name="ro1">
          <table:table-cell/>
          <table:table-cell table:style-name="ce12" office:value-type="float" office:value="1.15">
            <text:p>1,15</text:p>
          </table:table-cell>
          <table:table-cell table:style-name="ce18" table:formula="of:=37522/291232" office:value-type="percentage" office:value="0.128838863861114">
            <text:p>12,88%</text:p>
          </table:table-cell>
          <table:table-cell table:style-name="ce22" office:value-type="float" office:value="16.176">
            <text:p>16,18</text:p>
          </table:table-cell>
          <table:table-cell table:style-name="ce24" table:formula="of:=21281/291232" office:value-type="percentage" office:value="0.0730723272167894">
            <text:p>7,31%</text:p>
          </table:table-cell>
          <table:table-cell table:style-name="ce22" office:value-type="float" office:value="57.246">
            <text:p>57,25</text:p>
          </table:table-cell>
          <table:table-cell table:style-name="ce24" table:formula="of:=15152/81294" office:value-type="percentage" office:value="0.186385219081359">
            <text:p>18,64%</text:p>
          </table:table-cell>
          <table:table-cell table:style-name="ce22" office:value-type="float" office:value="5.137">
            <text:p>5,14</text:p>
          </table:table-cell>
          <table:table-cell table:style-name="ce24" table:formula="of:=10050/81294" office:value-type="percentage" office:value="0.123625359805152">
            <text:p>12,36%</text:p>
          </table:table-cell>
          <table:table-cell table:style-name="ce22" office:value-type="float" office:value="19.689">
            <text:p>19,69</text:p>
          </table:table-cell>
          <table:table-cell table:style-name="ce24" table:formula="of:=163749/1299900" office:value-type="percentage" office:value="0.125970459266097">
            <text:p>12,60%</text:p>
          </table:table-cell>
          <table:table-cell table:style-name="ce22" office:value-type="float" office:value="111.298">
            <text:p>111,30</text:p>
          </table:table-cell>
          <table:table-cell table:style-name="ce24" table:formula="of:=87321/1299900" office:value-type="percentage" office:value="0.0671751673205631">
            <text:p>6,72%</text:p>
          </table:table-cell>
          <table:table-cell table:style-name="ce22" office:value-type="float" office:value="488.154">
            <text:p>488,1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25">
            <text:p>1,25</text:p>
          </table:table-cell>
          <table:table-cell table:style-name="ce18" table:formula="of:=23408/291232" office:value-type="percentage" office:value="0.0803757828810021">
            <text:p>8,04%</text:p>
          </table:table-cell>
          <table:table-cell table:style-name="ce22" office:value-type="float" office:value="16.493">
            <text:p>16,49</text:p>
          </table:table-cell>
          <table:table-cell table:style-name="ce24" table:formula="of:=14358/291232" office:value-type="percentage" office:value="0.0493009009998901">
            <text:p>4,93%</text:p>
          </table:table-cell>
          <table:table-cell table:style-name="ce22" office:value-type="float" office:value="60.144">
            <text:p>60,14</text:p>
          </table:table-cell>
          <table:table-cell table:style-name="ce24" table:formula="of:=11292/81294" office:value-type="percentage" office:value="0.13890324009152">
            <text:p>13,89%</text:p>
          </table:table-cell>
          <table:table-cell table:style-name="ce22" office:value-type="float" office:value="4.548">
            <text:p>4,55</text:p>
          </table:table-cell>
          <table:table-cell table:style-name="ce24" table:formula="of:=7072/81294" office:value-type="percentage" office:value="0.0869928900041823">
            <text:p>8,70%</text:p>
          </table:table-cell>
          <table:table-cell table:style-name="ce22" office:value-type="float" office:value="20.537">
            <text:p>20,54</text:p>
          </table:table-cell>
          <table:table-cell table:style-name="ce24" table:formula="of:=103771/1299900" office:value-type="percentage" office:value="0.0798299869220709">
            <text:p>7,98%</text:p>
          </table:table-cell>
          <table:table-cell table:style-name="ce22" office:value-type="float" office:value="120.9">
            <text:p>120,90</text:p>
          </table:table-cell>
          <table:table-cell table:style-name="ce24" table:formula="of:=56922/1299900" office:value-type="percentage" office:value="0.0437895222709439">
            <text:p>4,38%</text:p>
          </table:table-cell>
          <table:table-cell table:style-name="ce22" office:value-type="float" office:value="522.85">
            <text:p>522,85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1.5">
            <text:p>1,50</text:p>
          </table:table-cell>
          <table:table-cell table:style-name="ce18" table:formula="of:=12417/291232" office:value-type="percentage" office:value="0.0426361114163279">
            <text:p>4,26%</text:p>
          </table:table-cell>
          <table:table-cell table:style-name="ce22" office:value-type="float" office:value="17.986">
            <text:p>17,99</text:p>
          </table:table-cell>
          <table:table-cell table:style-name="ce24" table:formula="of:=8461/291232" office:value-type="percentage" office:value="0.0290524392923855">
            <text:p>2,91%</text:p>
          </table:table-cell>
          <table:table-cell table:style-name="ce22" office:value-type="float" office:value="70.069">
            <text:p>70,07</text:p>
          </table:table-cell>
          <table:table-cell table:style-name="ce24" table:formula="of:=6273/81294" office:value-type="percentage" office:value="0.0771643663739021">
            <text:p>7,72%</text:p>
          </table:table-cell>
          <table:table-cell table:style-name="ce22" office:value-type="float" office:value="5.071">
            <text:p>5,07</text:p>
          </table:table-cell>
          <table:table-cell table:style-name="ce24" table:formula="of:=4343/81294" office:value-type="percentage" office:value="0.0534233768789825">
            <text:p>5,34%</text:p>
          </table:table-cell>
          <table:table-cell table:style-name="ce22" office:value-type="float" office:value="21.172">
            <text:p>21,17</text:p>
          </table:table-cell>
          <table:table-cell table:style-name="ce24" table:formula="of:=49248/1299900" office:value-type="percentage" office:value="0.0378859912300946">
            <text:p>3,79%</text:p>
          </table:table-cell>
          <table:table-cell table:style-name="ce22" office:value-type="float" office:value="133.849">
            <text:p>133,85</text:p>
          </table:table-cell>
          <table:table-cell table:style-name="ce24" table:formula="of:=32294/1299900" office:value-type="percentage" office:value="0.0248434494961151">
            <text:p>2,48%</text:p>
          </table:table-cell>
          <table:table-cell table:style-name="ce22" office:value-type="float" office:value="604.658">
            <text:p>604,66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float" office:value="2">
            <text:p>2,00</text:p>
          </table:table-cell>
          <table:table-cell table:style-name="ce18" table:formula="of:=6331/291232" office:value-type="percentage" office:value="0.0217386825623558">
            <text:p>2,17%</text:p>
          </table:table-cell>
          <table:table-cell table:style-name="ce22" office:value-type="float" office:value="23.895">
            <text:p>23,90</text:p>
          </table:table-cell>
          <table:table-cell table:style-name="ce24" table:formula="of:=4721/291232" office:value-type="percentage" office:value="0.0162104439072629">
            <text:p>1,62%</text:p>
          </table:table-cell>
          <table:table-cell table:style-name="ce22" office:value-type="float" office:value="99.684">
            <text:p>99,68</text:p>
          </table:table-cell>
          <table:table-cell table:style-name="ce26" table:number-columns-repeated="8"/>
          <table:table-cell table:number-columns-repeated="1010"/>
        </table:table-row>
        <table:table-row table:style-name="ro1">
          <table:table-cell/>
          <table:table-cell table:style-name="ce11" office:value-type="float" office:value="2.5">
            <text:p>2,50</text:p>
          </table:table-cell>
          <table:table-cell table:style-name="ce18" table:formula="of:=4394/291232" office:value-type="percentage" office:value="0.0150876277332161">
            <text:p>1,51%</text:p>
          </table:table-cell>
          <table:table-cell table:style-name="ce22" office:value-type="float" office:value="26.335">
            <text:p>26,34</text:p>
          </table:table-cell>
          <table:table-cell table:style-name="ce24" table:formula="of:=3358/291232" office:value-type="percentage" office:value="0.0115303263377651">
            <text:p>1,15%</text:p>
          </table:table-cell>
          <table:table-cell table:style-name="ce22" office:value-type="float" office:value="121.762">
            <text:p>121,76</text:p>
          </table:table-cell>
          <table:table-cell table:style-name="ce26" table:number-columns-repeated="8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</table:table>
      <table:table table:name="prevazovani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8 – 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du</text:p>
          </table:table-cell>
          <table:table-cell office:value-type="float" office:value="604411">
            <text:p>6044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koli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. Rozdíl úhlů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/>
          <table:table-cell office:value-type="string">
            <text:p>Iterací celkem</text:p>
          </table:table-cell>
          <table:table-cell office:value-type="float" office:value="913262">
            <text:p>913262</text:p>
          </table:table-cell>
          <table:table-cell office:value-type="float" office:value="947010">
            <text:p>947010</text:p>
          </table:table-cell>
          <table:table-cell office:value-type="float" office:value="1221812">
            <text:p>1221812</text:p>
          </table:table-cell>
          <table:table-cell office:value-type="float" office:value="2346417">
            <text:p>2346417</text:p>
          </table:table-cell>
        </table:table-row>
        <table:table-row table:style-name="ro1">
          <table:table-cell/>
          <table:table-cell office:value-type="string">
            <text:p>Čas [ms]</text:p>
          </table:table-cell>
          <table:table-cell office:value-type="float" office:value="28814">
            <text:p>28814</text:p>
          </table:table-cell>
          <table:table-cell office:value-type="float" office:value="29025">
            <text:p>29025</text:p>
          </table:table-cell>
          <table:table-cell office:value-type="float" office:value="34305">
            <text:p>34305</text:p>
          </table:table-cell>
          <table:table-cell office:value-type="float" office:value="63761">
            <text:p>6376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bodů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áh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terací celke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Čas [ms]</text:p>
          </table:table-cell>
          <table:table-cell table:number-columns-repeated="4"/>
        </table:table-row>
      </table:table>
      <table:table table:name="test1" table:style-name="ta1">
        <table:table-column table:style-name="co8" table:default-cell-style-name="ce28"/>
        <table:table-column table:style-name="co8" table:number-columns-repeated="4" table:default-cell-style-name="ce2"/>
        <table:table-column table:style-name="co9" table:number-columns-repeated="3" table:default-cell-style-name="ce2"/>
        <table:table-column table:style-name="co9" table:default-cell-style-name="ce31"/>
        <table:table-column table:style-name="co9" table:default-cell-style-name="ce2"/>
        <table:table-column table:style-name="co9" table:default-cell-style-name="ce31"/>
        <table:table-row table:style-name="ro1">
          <table:table-cell table:style-name="Default" table:number-columns-repeated="11"/>
        </table:table-row>
        <table:table-row table:style-name="ro1">
          <table:table-cell table:style-name="ce2"/>
          <table:table-cell table:style-name="ce1" office:value-type="string" table:number-columns-spanned="3" table:number-rows-spanned="1">
            <text:p>parametry</text:p>
          </table:table-cell>
          <table:covered-table-cell table:number-columns-repeated="2" table:style-name="ce7"/>
          <table:table-cell table:style-name="ce1" office:value-type="string" table:number-columns-spanned="2" table:number-rows-spanned="1">
            <text:p>vstup</text:p>
          </table:table-cell>
          <table:covered-table-cell table:style-name="ce7"/>
          <table:table-cell table:style-name="ce1" office:value-type="string" table:number-columns-spanned="5" table:number-rows-spanned="1">
            <text:p>výsledná segmentace</text:p>
          </table:table-cell>
          <table:covered-table-cell table:style-name="ce1"/>
          <table:covered-table-cell table:number-columns-repeated="3" table:style-name="ce7"/>
        </table:table-row>
        <table:table-row table:style-name="ro1">
          <table:table-cell table:style-name="ce27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rovin</text:p>
          </table:table-cell>
          <table:table-cell table:style-name="ce6" office:value-type="string">
            <text:p>bodů</text:p>
          </table:table-cell>
          <table:table-cell table:style-name="ce6" office:value-type="string">
            <text:p>segmentů</text:p>
          </table:table-cell>
          <table:table-cell table:style-name="ce30" office:value-type="string" table:number-columns-spanned="2" table:number-rows-spanned="1">
            <text:p>seg. bodů</text:p>
          </table:table-cell>
          <table:covered-table-cell table:style-name="ce7"/>
          <table:table-cell table:style-name="ce30" office:value-type="string" table:number-columns-spanned="2" table:number-rows-spanned="1">
            <text:p>chyb. bodů</text:p>
          </table:table-cell>
          <table:covered-table-cell table:style-name="ce7"/>
        </table:table-row>
        <table:table-row table:style-name="ro1">
          <table:table-cell office:value-type="string">
            <text:p>1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4]/[.F4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4]/[.F4]" office:value-type="percentage" office:value="0">
            <text:p>0,00%</text:p>
          </table:table-cell>
        </table:table-row>
        <table:table-row table:style-name="ro1">
          <table:table-cell office:value-type="string">
            <text:p>1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H5]/[.F5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5]/[.F5]" office:value-type="percentage" office:value="0">
            <text:p>0,00%</text:p>
          </table:table-cell>
        </table:table-row>
        <table:table-row table:style-name="ro1">
          <table:table-cell office:value-type="string">
            <text:p>2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table:formula="of:=[.H6]/[.F6]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formula="of:=[.J6]/[.F6]" office:value-type="percentage" office:value="0">
            <text:p>0,00%</text:p>
          </table:table-cell>
        </table:table-row>
        <table:table-row table:style-name="ro1">
          <table:table-cell office:value-type="string">
            <text:p>2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3589">
            <text:p>3589</text:p>
          </table:table-cell>
          <table:table-cell table:formula="of:=[.H7]/[.F7]" office:value-type="percentage" office:value="0.996944444444444">
            <text:p>99,69%</text:p>
          </table:table-cell>
          <table:table-cell office:value-type="float" office:value="5">
            <text:p>5</text:p>
          </table:table-cell>
          <table:table-cell table:formula="of:=[.J7]/[.F7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3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5">
            <text:p>5385</text:p>
          </table:table-cell>
          <table:table-cell table:formula="of:=[.H8]/[.F8]" office:value-type="percentage" office:value="0.997222222222222">
            <text:p>99,72%</text:p>
          </table:table-cell>
          <table:table-cell office:value-type="float" office:value="15">
            <text:p>15</text:p>
          </table:table-cell>
          <table:table-cell table:formula="of:=[.J8]/[.F8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3-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office:value-type="float" office:value="5383">
            <text:p>5383</text:p>
          </table:table-cell>
          <table:table-cell table:formula="of:=[.H9]/[.F9]" office:value-type="percentage" office:value="0.996851851851852">
            <text:p>99,69%</text:p>
          </table:table-cell>
          <table:table-cell office:value-type="float" office:value="20">
            <text:p>20</text:p>
          </table:table-cell>
          <table:table-cell table:formula="of:=[.J9]/[.F9]" office:value-type="percentage" office:value="0.0037037037037037">
            <text:p>0,37%</text:p>
          </table:table-cell>
        </table:table-row>
        <table:table-row table:style-name="ro1">
          <table:table-cell office:value-type="string">
            <text:p>4-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95">
            <text:p>7195</text:p>
          </table:table-cell>
          <table:table-cell table:formula="of:=[.H10]/[.F10]" office:value-type="percentage" office:value="0.999305555555556">
            <text:p>99,93%</text:p>
          </table:table-cell>
          <table:table-cell office:value-type="float" office:value="20">
            <text:p>20</text:p>
          </table:table-cell>
          <table:table-cell table:formula="of:=[.J10]/[.F10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4-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00">
            <text:p>7200</text:p>
          </table:table-cell>
          <table:table-cell office:value-type="float" office:value="4">
            <text:p>4</text:p>
          </table:table-cell>
          <table:table-cell office:value-type="float" office:value="7153">
            <text:p>7153</text:p>
          </table:table-cell>
          <table:table-cell table:formula="of:=[.H11]/[.F11]" office:value-type="percentage" office:value="0.993472222222222">
            <text:p>99,35%</text:p>
          </table:table-cell>
          <table:table-cell office:value-type="float" office:value="10">
            <text:p>10</text:p>
          </table:table-cell>
          <table:table-cell table:formula="of:=[.J11]/[.F11]" office:value-type="percentage" office:value="0.00138888888888889">
            <text:p>0,14%</text:p>
          </table:table-cell>
        </table:table-row>
        <table:table-row table:style-name="ro1">
          <table:table-cell office:value-type="string">
            <text:p>5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59">
            <text:p>8959</text:p>
          </table:table-cell>
          <table:table-cell table:formula="of:=[.H12]/[.F12]" office:value-type="percentage" office:value="0.995444444444444">
            <text:p>99,54%</text:p>
          </table:table-cell>
          <table:table-cell office:value-type="float" office:value="10">
            <text:p>10</text:p>
          </table:table-cell>
          <table:table-cell table:formula="of:=[.J12]/[.F12]" office:value-type="percentage" office:value="0.00111111111111111">
            <text:p>0,11%</text:p>
          </table:table-cell>
        </table:table-row>
        <table:table-row table:style-name="ro1">
          <table:table-cell office:value-type="string">
            <text:p>5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8992">
            <text:p>8992</text:p>
          </table:table-cell>
          <table:table-cell table:formula="of:=[.H13]/[.F13]" office:value-type="percentage" office:value="0.999111111111111">
            <text:p>99,91%</text:p>
          </table:table-cell>
          <table:table-cell office:value-type="float" office:value="250">
            <text:p>250</text:p>
          </table:table-cell>
          <table:table-cell table:formula="of:=[.J13]/[.F13]" office:value-type="percentage" office:value="0.0277777777777778">
            <text:p>2,78%</text:p>
          </table:table-cell>
        </table:table-row>
        <table:table-row table:style-name="ro1">
          <table:table-cell office:value-type="string">
            <text:p>6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65">
            <text:p>10765</text:p>
          </table:table-cell>
          <table:table-cell table:formula="of:=[.H14]/[.F14]" office:value-type="percentage" office:value="0.996759259259259">
            <text:p>99,68%</text:p>
          </table:table-cell>
          <table:table-cell office:value-type="float" office:value="30">
            <text:p>30</text:p>
          </table:table-cell>
          <table:table-cell table:formula="of:=[.J14]/[.F14]" office:value-type="percentage" office:value="0.00277777777777778">
            <text:p>0,28%</text:p>
          </table:table-cell>
        </table:table-row>
        <table:table-row table:style-name="ro1">
          <table:table-cell office:value-type="string">
            <text:p>6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800">
            <text:p>10800</text:p>
          </table:table-cell>
          <table:table-cell office:value-type="float" office:value="6">
            <text:p>6</text:p>
          </table:table-cell>
          <table:table-cell office:value-type="float" office:value="10724">
            <text:p>10724</text:p>
          </table:table-cell>
          <table:table-cell table:formula="of:=[.H15]/[.F15]" office:value-type="percentage" office:value="0.992962962962963">
            <text:p>99,30%</text:p>
          </table:table-cell>
          <table:table-cell office:value-type="float" office:value="80">
            <text:p>80</text:p>
          </table:table-cell>
          <table:table-cell table:formula="of:=[.J15]/[.F15]" office:value-type="percentage" office:value="0.00740740740740741">
            <text:p>0,74%</text:p>
          </table:table-cell>
        </table:table-row>
        <table:table-row table:style-name="ro1">
          <table:table-cell office:value-type="string">
            <text:p>7-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50">
            <text:p>12550</text:p>
          </table:table-cell>
          <table:table-cell table:formula="of:=[.H16]/[.F16]" office:value-type="percentage" office:value="0.996031746031746">
            <text:p>99,60%</text:p>
          </table:table-cell>
          <table:table-cell office:value-type="float" office:value="250">
            <text:p>250</text:p>
          </table:table-cell>
          <table:table-cell table:formula="of:=[.J16]/[.F16]" office:value-type="percentage" office:value="0.0198412698412698">
            <text:p>1,98%</text:p>
          </table:table-cell>
        </table:table-row>
        <table:table-row table:style-name="ro1">
          <table:table-cell office:value-type="string">
            <text:p>7-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600">
            <text:p>12600</text:p>
          </table:table-cell>
          <table:table-cell office:value-type="float" office:value="7">
            <text:p>7</text:p>
          </table:table-cell>
          <table:table-cell office:value-type="float" office:value="12563">
            <text:p>12563</text:p>
          </table:table-cell>
          <table:table-cell table:formula="of:=[.H17]/[.F17]" office:value-type="percentage" office:value="0.997063492063492">
            <text:p>99,71%</text:p>
          </table:table-cell>
          <table:table-cell office:value-type="float" office:value="20">
            <text:p>20</text:p>
          </table:table-cell>
          <table:table-cell table:formula="of:=[.J17]/[.F17]" office:value-type="percentage" office:value="0.00158730158730159">
            <text:p>0,16%</text:p>
          </table:table-cell>
        </table:table-row>
        <table:table-row table:style-name="ro1" table:number-rows-repeated="5">
          <table:table-cell table:style-name="ce29"/>
          <table:table-cell table:style-name="Default" table:number-columns-repeated="10"/>
        </table:table-row>
        <table:table-row table:style-name="ro1">
          <table:table-cell table:style-name="ce29"/>
          <table:table-cell table:style-name="Default" table:number-columns-repeated="10"/>
        </table:table-row>
      </table:table>
      <table:table table:name="List5" table:style-name="ta1">
        <table:table-column table:style-name="co3" table:default-cell-style-name="Default"/>
        <table:table-row table:style-name="ro1">
          <table:table-cell/>
        </table:table-row>
      </table:table>
      <table:table table:name="test2" table:style-name="ta1">
        <table:table-column table:style-name="co3" table:default-cell-style-name="Default"/>
        <table:table-column table:style-name="co10" table:default-cell-style-name="ce15"/>
        <table:table-column table:style-name="co11" table:number-columns-repeated="3" table:default-cell-style-name="ce15"/>
        <table:table-column table:style-name="co3" table:number-columns-repeated="2" table:default-cell-style-name="ce15"/>
        <table:table-column table:style-name="co12" table:default-cell-style-name="ce15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"/>
          <table:table-cell table:style-name="ce4" office:value-type="string">
            <text:p>test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seg. bodů</text:p>
          </table:table-cell>
          <table:table-cell table:style-name="ce4" office:value-type="string">
            <text:p>segmentů</text:p>
          </table:table-cell>
          <table:table-cell table:style-name="ce32"/>
          <table:table-cell office:value-type="string">
            <text:p>celkem bodu</text:p>
          </table:table-cell>
          <table:table-cell table:style-name="ce32" office:value-type="float" office:value="723695">
            <text:p>723695</text:p>
          </table:table-cell>
          <table:table-cell table:style-name="ce32" table:number-columns-repeated="1014"/>
        </table:table-row>
        <table:table-row table:style-name="ro1">
          <table:table-cell/>
          <table:table-cell table:style-name="ce8" office:value-type="string">
            <text:p>d2-0.00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1">
            <text:p>1</text:p>
          </table:table-cell>
          <table:table-cell table:style-name="ce33" table:formula="of:=185829/[.J2]" office:value-type="percentage" office:value="0.256778062581612">
            <text:p>25,68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33" table:formula="of:=227003/[.J2]" office:value-type="percentage" office:value="0.313672196159985">
            <text:p>31,37%</text:p>
          </table:table-cell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4639/[.J2]" office:value-type="percentage" office:value="0.545311215360062">
            <text:p>54,53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3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2">
            <text:p>2</text:p>
          </table:table-cell>
          <table:table-cell table:style-name="ce33" table:formula="of:=409981/[.J2]" office:value-type="percentage" office:value="0.56651075383967">
            <text:p>56,6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33" table:formula="of:=434850/[.J2]" office:value-type="percentage" office:value="0.600874677868439">
            <text:p>60,0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33" table:formula="of:=455913/[.J2]" office:value-type="percentage" office:value="0.62997948030593">
            <text:p>63,00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33" table:formula="of:=458498/[.J2]" office:value-type="percentage" office:value="0.633551427051451">
            <text:p>63,36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33" table:formula="of:=461646/[.J2]" office:value-type="percentage" office:value="0.637901325834778">
            <text:p>63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33" table:formula="of:=388957/[.J2]" office:value-type="percentage" office:value="0.537459841507818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0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33" table:formula="of:=388675/[.J2]" office:value-type="percentage" office:value="0.537070174590124">
            <text:p>53,7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33" table:formula="of:=388975/[.J2]" office:value-type="percentage" office:value="0.537484713864266">
            <text:p>53,75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1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33" table:formula="of:=412473/[.J2]" office:value-type="percentage" office:value="0.569954193410207">
            <text:p>57,00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6530/[.J2]" office:value-type="percentage" office:value="0.547924194584735">
            <text:p>54,79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11862/[.J2]" office:value-type="percentage" office:value="0.569109915088539">
            <text:p>56,91%</text:p>
          </table:table-cell>
          <table:table-cell table:style-name="ce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442338/[.J2]" office:value-type="percentage" office:value="0.611221578151017">
            <text:p>61,12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d2-0.1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table:formula="of:=393575/[.J2]" office:value-type="percentage" office:value="0.543840982734439">
            <text:p>54,38%</text:p>
          </table:table-cell>
          <table:table-cell table:style-name="ce8" office:value-type="float" office:value="4">
            <text:p>4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3" table:style-name="ta1">
        <table:table-column table:style-name="co3" table:default-cell-style-name="Default"/>
        <table:table-column table:style-name="co10" table:default-cell-style-name="ce8"/>
        <table:table-column table:style-name="co11" table:number-columns-repeated="3" table:default-cell-style-name="ce8"/>
        <table:table-column table:style-name="co3" table:default-cell-style-name="ce33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6" office:value-type="string">
            <text:p>test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P3</text:p>
          </table:table-cell>
          <table:table-cell table:style-name="ce6" office:value-type="string">
            <text:p>seg. bodů</text:p>
          </table:table-cell>
          <table:table-cell table:style-name="ce6" office:value-type="string">
            <text:p>segmentů</text:p>
          </table:table-cell>
          <table:table-cell/>
          <table:table-cell office:value-type="string">
            <text:p>celkem bodů</text:p>
          </table:table-cell>
          <table:table-cell office:value-type="float" office:value="604411">
            <text:p>604411</text:p>
          </table:table-cell>
        </table:table-row>
        <table:table-row table:style-name="ro1">
          <table:table-cell/>
          <table:table-cell office:value-type="string">
            <text:p>st-0.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226183/[.J2]" office:value-type="percentage" office:value="0.374220522128155">
            <text:p>37,42%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333902/[.J2]" office:value-type="percentage" office:value="0.552441964160149">
            <text:p>55,24%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370665/[.J2]" office:value-type="percentage" office:value="0.613266469339572">
            <text:p>61,33%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3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table:formula="of:=377796/[.J2]" office:value-type="percentage" office:value="0.625064732441997">
            <text:p>62,51%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4</text:p>
          </table:table-cell>
          <table:table-cell office:value-type="float" office:value="30">
            <text:p>30</text:p>
          </table:table-cell>
          <table:table-cell table:style-name="ce34" office:value-type="string">
            <text:p>6/7</text:p>
          </table:table-cell>
          <table:table-cell office:value-type="float" office:value="5">
            <text:p>5</text:p>
          </table:table-cell>
          <table:table-cell table:formula="of:=395408/[.J2]" office:value-type="percentage" office:value="0.654203844734791">
            <text:p>65,42%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399524/[.J2]" office:value-type="percentage" office:value="0.661013780358068">
            <text:p>66,10%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6</text:p>
          </table:table-cell>
          <table:table-cell office:value-type="float" office:value="30">
            <text:p>30</text:p>
          </table:table-cell>
          <table:table-cell table:style-name="ce34" office:value-type="string">
            <text:p>9/10</text:p>
          </table:table-cell>
          <table:table-cell office:value-type="float" office:value="5">
            <text:p>5</text:p>
          </table:table-cell>
          <table:table-cell table:formula="of:=401302/[.J2]" office:value-type="percentage" office:value="0.663955487242952">
            <text:p>66,40%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-0.0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401909/[.J2]" office:value-type="percentage" office:value="0.664959770752021">
            <text:p>66,50%</text:p>
          </table:table-cell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mem graf" table:style-name="ta1">
        <table:shapes>
          <draw:frame draw:z-index="0" draw:style-name="gr1" svg:width="24.839cm" svg:height="9.527cm" svg:x="17.062cm" svg:y="3.89cm">
            <draw:object draw:notify-on-update-of-ranges="'mem graf'.D2:'mem graf'.D116 'mem graf'.D1:'mem graf'.D1 'mem graf'.E2:'mem graf'.E116 'mem graf'.F2:'mem graf'.F116 'mem graf'.F1:'mem graf'.F1 'mem graf'.G2:'mem graf'.G1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3"/>
          <table:table-cell office:value-type="string">
            <text:p>Test 1</text:p>
          </table:table-cell>
          <table:table-cell/>
          <table:table-cell office:value-type="string">
            <text:p>Test 2</text:p>
          </table:table-cell>
          <table:table-cell/>
        </table:table-row>
        <table:table-row table:style-name="ro1">
          <table:table-cell/>
          <table:table-cell office:value-type="string">
            <text:p>start</text:p>
          </table:table-cell>
          <table:table-cell/>
          <table:table-cell office:value-type="float" office:value="12.02">
            <text:p>12,02</text:p>
          </table:table-cell>
          <table:table-cell office:value-type="float" office:value="0.275">
            <text:p>0,275</text:p>
          </table:table-cell>
          <table:table-cell office:value-type="float" office:value="10.864">
            <text:p>10,864</text:p>
          </table:table-cell>
          <table:table-cell office:value-type="float" office:value="0.275">
            <text:p>0,275</text:p>
          </table:table-cell>
        </table:table-row>
        <table:table-row table:style-name="ro1">
          <table:table-cell/>
          <table:table-cell office:value-type="string">
            <text:p>pred instanci segmentace</text:p>
          </table:table-cell>
          <table:table-cell/>
          <table:table-cell office:value-type="float" office:value="22.725">
            <text:p>22,725</text:p>
          </table:table-cell>
          <table:table-cell office:value-type="float" office:value="132.452">
            <text:p>132,452</text:p>
          </table:table-cell>
          <table:table-cell office:value-type="float" office:value="25.496">
            <text:p>25,496</text:p>
          </table:table-cell>
          <table:table-cell office:value-type="float" office:value="130.716">
            <text:p>130,716</text:p>
          </table:table-cell>
        </table:table-row>
        <table:table-row table:style-name="ro1">
          <table:table-cell/>
          <table:table-cell office:value-type="string">
            <text:p>pred instanci KDT</text:p>
          </table:table-cell>
          <table:table-cell/>
          <table:table-cell office:value-type="float" office:value="32.523">
            <text:p>32,523</text:p>
          </table:table-cell>
          <table:table-cell office:value-type="float" office:value="132.452">
            <text:p>132,452</text:p>
          </table:table-cell>
          <table:table-cell office:value-type="float" office:value="32.328">
            <text:p>32,328</text:p>
          </table:table-cell>
          <table:table-cell office:value-type="float" office:value="135.715">
            <text:p>135,715</text:p>
          </table:table-cell>
        </table:table-row>
        <table:table-row table:style-name="ro1">
          <table:table-cell/>
          <table:table-cell office:value-type="string">
            <text:p>po naplneni KDT</text:p>
          </table:table-cell>
          <table:table-cell/>
          <table:table-cell office:value-type="float" office:value="42.756">
            <text:p>42,756</text:p>
          </table:table-cell>
          <table:table-cell office:value-type="float" office:value="167.009">
            <text:p>167,009</text:p>
          </table:table-cell>
          <table:table-cell office:value-type="float" office:value="41.674">
            <text:p>41,674</text:p>
          </table:table-cell>
          <table:table-cell office:value-type="float" office:value="178.358">
            <text:p>178,358</text:p>
          </table:table-cell>
        </table:table-row>
        <table:table-row table:style-name="ro1">
          <table:table-cell/>
          <table:table-cell office:value-type="string">
            <text:p>pred alokovanim ACC pole</text:p>
          </table:table-cell>
          <table:table-cell/>
          <table:table-cell office:value-type="float" office:value="52.52">
            <text:p>52,52</text:p>
          </table:table-cell>
          <table:table-cell office:value-type="float" office:value="164.689">
            <text:p>164,689</text:p>
          </table:table-cell>
          <table:table-cell office:value-type="float" office:value="51.824">
            <text:p>51,824</text:p>
          </table:table-cell>
          <table:table-cell office:value-type="float" office:value="164.689">
            <text:p>164,689</text:p>
          </table:table-cell>
        </table:table-row>
        <table:table-row table:style-name="ro1">
          <table:table-cell/>
          <table:table-cell office:value-type="string">
            <text:p>po alokovani ACC pole</text:p>
          </table:table-cell>
          <table:table-cell/>
          <table:table-cell office:value-type="float" office:value="62.714">
            <text:p>62,714</text:p>
          </table:table-cell>
          <table:table-cell office:value-type="float" office:value="169.746">
            <text:p>169,746</text:p>
          </table:table-cell>
          <table:table-cell office:value-type="float" office:value="61.385">
            <text:p>61,385</text:p>
          </table:table-cell>
          <table:table-cell office:value-type="float" office:value="169.688">
            <text:p>169,688</text:p>
          </table:table-cell>
        </table:table-row>
        <table:table-row table:style-name="ro1">
          <table:table-cell/>
          <table:table-cell office:value-type="string">
            <text:p>pred prochazenim bodu</text:p>
          </table:table-cell>
          <table:table-cell/>
          <table:table-cell office:value-type="float" office:value="72.904">
            <text:p>72,904</text:p>
          </table:table-cell>
          <table:table-cell office:value-type="float" office:value="179.858">
            <text:p>179,858</text:p>
          </table:table-cell>
          <table:table-cell office:value-type="float" office:value="71.639">
            <text:p>71,639</text:p>
          </table:table-cell>
          <table:table-cell office:value-type="float" office:value="169.743">
            <text:p>169,743</text:p>
          </table:table-cell>
        </table:table-row>
        <table:table-row table:style-name="ro1">
          <table:table-cell table:number-columns-repeated="3"/>
          <table:table-cell office:value-type="float" office:value="75.968">
            <text:p>75,968</text:p>
          </table:table-cell>
          <table:table-cell office:value-type="float" office:value="180.322">
            <text:p>180,322</text:p>
          </table:table-cell>
          <table:table-cell office:value-type="float" office:value="77.033">
            <text:p>77,033</text:p>
          </table:table-cell>
          <table:table-cell office:value-type="float" office:value="167.287">
            <text:p>167,287</text:p>
          </table:table-cell>
        </table:table-row>
        <table:table-row table:style-name="ro1">
          <table:table-cell table:number-columns-repeated="3"/>
          <table:table-cell office:value-type="float" office:value="79.006">
            <text:p>79,006</text:p>
          </table:table-cell>
          <table:table-cell office:value-type="float" office:value="167.526">
            <text:p>167,526</text:p>
          </table:table-cell>
          <table:table-cell office:value-type="float" office:value="81.789">
            <text:p>81,789</text:p>
          </table:table-cell>
          <table:table-cell office:value-type="float" office:value="167.491">
            <text:p>167,491</text:p>
          </table:table-cell>
        </table:table-row>
        <table:table-row table:style-name="ro1">
          <table:table-cell table:number-columns-repeated="3"/>
          <table:table-cell office:value-type="float" office:value="81.031">
            <text:p>81,031</text:p>
          </table:table-cell>
          <table:table-cell office:value-type="float" office:value="167.656">
            <text:p>167,656</text:p>
          </table:table-cell>
          <table:table-cell office:value-type="float" office:value="86.591">
            <text:p>86,591</text:p>
          </table:table-cell>
          <table:table-cell office:value-type="float" office:value="167.615">
            <text:p>167,615</text:p>
          </table:table-cell>
        </table:table-row>
        <table:table-row table:style-name="ro1">
          <table:table-cell table:number-columns-repeated="3"/>
          <table:table-cell office:value-type="float" office:value="83.079">
            <text:p>83,079</text:p>
          </table:table-cell>
          <table:table-cell office:value-type="float" office:value="167.804">
            <text:p>167,804</text:p>
          </table:table-cell>
          <table:table-cell office:value-type="float" office:value="91.507">
            <text:p>91,507</text:p>
          </table:table-cell>
          <table:table-cell office:value-type="float" office:value="167.583">
            <text:p>167,583</text:p>
          </table:table-cell>
        </table:table-row>
        <table:table-row table:style-name="ro1">
          <table:table-cell table:number-columns-repeated="3"/>
          <table:table-cell office:value-type="float" office:value="85.164">
            <text:p>85,164</text:p>
          </table:table-cell>
          <table:table-cell office:value-type="float" office:value="167.75">
            <text:p>167,75</text:p>
          </table:table-cell>
          <table:table-cell office:value-type="float" office:value="96.26">
            <text:p>96,26</text:p>
          </table:table-cell>
          <table:table-cell office:value-type="float" office:value="167.752">
            <text:p>167,752</text:p>
          </table:table-cell>
        </table:table-row>
        <table:table-row table:style-name="ro1">
          <table:table-cell table:number-columns-repeated="3"/>
          <table:table-cell office:value-type="float" office:value="87.022">
            <text:p>87,022</text:p>
          </table:table-cell>
          <table:table-cell office:value-type="float" office:value="168">
            <text:p>168</text:p>
          </table:table-cell>
          <table:table-cell office:value-type="float" office:value="99.731">
            <text:p>99,731</text:p>
          </table:table-cell>
          <table:table-cell office:value-type="float" office:value="167.946">
            <text:p>167,946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88.657">
            <text:p>88,657</text:p>
          </table:table-cell>
          <table:table-cell office:value-type="float" office:value="168.227">
            <text:p>168,227</text:p>
          </table:table-cell>
          <table:table-cell office:value-type="float" office:value="102.317">
            <text:p>102,317</text:p>
          </table:table-cell>
          <table:table-cell office:value-type="float" office:value="168.156">
            <text:p>168,156</text:p>
          </table:table-cell>
        </table:table-row>
        <table:table-row table:style-name="ro1">
          <table:table-cell table:number-columns-repeated="3"/>
          <table:table-cell office:value-type="float" office:value="90.297">
            <text:p>90,297</text:p>
          </table:table-cell>
          <table:table-cell office:value-type="float" office:value="168.405">
            <text:p>168,405</text:p>
          </table:table-cell>
          <table:table-cell office:value-type="float" office:value="104.94">
            <text:p>104,94</text:p>
          </table:table-cell>
          <table:table-cell office:value-type="float" office:value="168.174">
            <text:p>168,174</text:p>
          </table:table-cell>
        </table:table-row>
        <table:table-row table:style-name="ro1">
          <table:table-cell table:number-columns-repeated="3"/>
          <table:table-cell office:value-type="float" office:value="92.078">
            <text:p>92,078</text:p>
          </table:table-cell>
          <table:table-cell office:value-type="float" office:value="168.456">
            <text:p>168,456</text:p>
          </table:table-cell>
          <table:table-cell office:value-type="float" office:value="109.847">
            <text:p>109,847</text:p>
          </table:table-cell>
          <table:table-cell office:value-type="float" office:value="168.513">
            <text:p>168,513</text:p>
          </table:table-cell>
        </table:table-row>
        <table:table-row table:style-name="ro1">
          <table:table-cell table:number-columns-repeated="3"/>
          <table:table-cell office:value-type="float" office:value="93.633">
            <text:p>93,633</text:p>
          </table:table-cell>
          <table:table-cell office:value-type="float" office:value="168.636">
            <text:p>168,636</text:p>
          </table:table-cell>
          <table:table-cell office:value-type="float" office:value="111.896">
            <text:p>111,896</text:p>
          </table:table-cell>
          <table:table-cell office:value-type="float" office:value="168.776">
            <text:p>168,776</text:p>
          </table:table-cell>
        </table:table-row>
        <table:table-row table:style-name="ro1">
          <table:table-cell table:number-columns-repeated="3"/>
          <table:table-cell office:value-type="float" office:value="95.914">
            <text:p>95,914</text:p>
          </table:table-cell>
          <table:table-cell office:value-type="float" office:value="169.11">
            <text:p>169,11</text:p>
          </table:table-cell>
          <table:table-cell office:value-type="float" office:value="114.288">
            <text:p>114,288</text:p>
          </table:table-cell>
          <table:table-cell office:value-type="float" office:value="168.955">
            <text:p>168,955</text:p>
          </table:table-cell>
        </table:table-row>
        <table:table-row table:style-name="ro1">
          <table:table-cell table:number-columns-repeated="3"/>
          <table:table-cell office:value-type="float" office:value="97.579">
            <text:p>97,579</text:p>
          </table:table-cell>
          <table:table-cell office:value-type="float" office:value="169.309">
            <text:p>169,309</text:p>
          </table:table-cell>
          <table:table-cell office:value-type="float" office:value="117.117">
            <text:p>117,117</text:p>
          </table:table-cell>
          <table:table-cell office:value-type="float" office:value="169.03">
            <text:p>169,03</text:p>
          </table:table-cell>
        </table:table-row>
        <table:table-row table:style-name="ro1">
          <table:table-cell table:number-columns-repeated="3"/>
          <table:table-cell office:value-type="float" office:value="99.351">
            <text:p>99,351</text:p>
          </table:table-cell>
          <table:table-cell office:value-type="float" office:value="169.393">
            <text:p>169,393</text:p>
          </table:table-cell>
          <table:table-cell office:value-type="float" office:value="120.345">
            <text:p>120,345</text:p>
          </table:table-cell>
          <table:table-cell office:value-type="float" office:value="169.208">
            <text:p>169,208</text:p>
          </table:table-cell>
        </table:table-row>
        <table:table-row table:style-name="ro1">
          <table:table-cell table:number-columns-repeated="3"/>
          <table:table-cell office:value-type="float" office:value="101.119">
            <text:p>101,119</text:p>
          </table:table-cell>
          <table:table-cell office:value-type="float" office:value="169.549">
            <text:p>169,549</text:p>
          </table:table-cell>
          <table:table-cell office:value-type="float" office:value="123.603">
            <text:p>123,603</text:p>
          </table:table-cell>
          <table:table-cell office:value-type="float" office:value="169.359">
            <text:p>169,359</text:p>
          </table:table-cell>
        </table:table-row>
        <table:table-row table:style-name="ro1">
          <table:table-cell table:number-columns-repeated="3"/>
          <table:table-cell office:value-type="float" office:value="102.89">
            <text:p>102,89</text:p>
          </table:table-cell>
          <table:table-cell office:value-type="float" office:value="169.709">
            <text:p>169,709</text:p>
          </table:table-cell>
          <table:table-cell office:value-type="float" office:value="126.811">
            <text:p>126,811</text:p>
          </table:table-cell>
          <table:table-cell office:value-type="float" office:value="169.532">
            <text:p>169,532</text:p>
          </table:table-cell>
        </table:table-row>
        <table:table-row table:style-name="ro1">
          <table:table-cell table:number-columns-repeated="3"/>
          <table:table-cell office:value-type="float" office:value="104.669">
            <text:p>104,669</text:p>
          </table:table-cell>
          <table:table-cell office:value-type="float" office:value="169.868">
            <text:p>169,868</text:p>
          </table:table-cell>
          <table:table-cell office:value-type="float" office:value="130.211">
            <text:p>130,211</text:p>
          </table:table-cell>
          <table:table-cell office:value-type="float" office:value="169.524">
            <text:p>169,524</text:p>
          </table:table-cell>
        </table:table-row>
        <table:table-row table:style-name="ro1">
          <table:table-cell table:number-columns-repeated="3"/>
          <table:table-cell office:value-type="float" office:value="106.517">
            <text:p>106,517</text:p>
          </table:table-cell>
          <table:table-cell office:value-type="float" office:value="169.824">
            <text:p>169,824</text:p>
          </table:table-cell>
          <table:table-cell office:value-type="float" office:value="133.921">
            <text:p>133,921</text:p>
          </table:table-cell>
          <table:table-cell office:value-type="float" office:value="169.64">
            <text:p>169,64</text:p>
          </table:table-cell>
        </table:table-row>
        <table:table-row table:style-name="ro1">
          <table:table-cell table:number-columns-repeated="3"/>
          <table:table-cell office:value-type="float" office:value="108.357">
            <text:p>108,357</text:p>
          </table:table-cell>
          <table:table-cell office:value-type="float" office:value="169.962">
            <text:p>169,962</text:p>
          </table:table-cell>
          <table:table-cell office:value-type="float" office:value="137.533">
            <text:p>137,533</text:p>
          </table:table-cell>
          <table:table-cell office:value-type="float" office:value="169.751">
            <text:p>169,751</text:p>
          </table:table-cell>
        </table:table-row>
        <table:table-row table:style-name="ro1">
          <table:table-cell table:number-columns-repeated="3"/>
          <table:table-cell office:value-type="float" office:value="110.204">
            <text:p>110,204</text:p>
          </table:table-cell>
          <table:table-cell office:value-type="float" office:value="170.111">
            <text:p>170,111</text:p>
          </table:table-cell>
          <table:table-cell office:value-type="float" office:value="141.047">
            <text:p>141,047</text:p>
          </table:table-cell>
          <table:table-cell office:value-type="float" office:value="169.872">
            <text:p>169,872</text:p>
          </table:table-cell>
        </table:table-row>
        <table:table-row table:style-name="ro1">
          <table:table-cell table:number-columns-repeated="3"/>
          <table:table-cell office:value-type="float" office:value="112.018">
            <text:p>112,018</text:p>
          </table:table-cell>
          <table:table-cell office:value-type="float" office:value="170.264">
            <text:p>170,264</text:p>
          </table:table-cell>
          <table:table-cell office:value-type="float" office:value="144.509">
            <text:p>144,509</text:p>
          </table:table-cell>
          <table:table-cell office:value-type="float" office:value="169.816">
            <text:p>169,816</text:p>
          </table:table-cell>
        </table:table-row>
        <table:table-row table:style-name="ro1">
          <table:table-cell table:number-columns-repeated="3"/>
          <table:table-cell office:value-type="float" office:value="113.794">
            <text:p>113,794</text:p>
          </table:table-cell>
          <table:table-cell office:value-type="float" office:value="170.171">
            <text:p>170,171</text:p>
          </table:table-cell>
          <table:table-cell office:value-type="float" office:value="147.593">
            <text:p>147,593</text:p>
          </table:table-cell>
          <table:table-cell office:value-type="float" office:value="169.982">
            <text:p>169,982</text:p>
          </table:table-cell>
        </table:table-row>
        <table:table-row table:style-name="ro1">
          <table:table-cell table:number-columns-repeated="3"/>
          <table:table-cell office:value-type="float" office:value="115.488">
            <text:p>115,488</text:p>
          </table:table-cell>
          <table:table-cell office:value-type="float" office:value="170.334">
            <text:p>170,334</text:p>
          </table:table-cell>
          <table:table-cell office:value-type="float" office:value="150.106">
            <text:p>150,106</text:p>
          </table:table-cell>
          <table:table-cell office:value-type="float" office:value="170.15">
            <text:p>170,15</text:p>
          </table:table-cell>
        </table:table-row>
        <table:table-row table:style-name="ro1">
          <table:table-cell table:number-columns-repeated="3"/>
          <table:table-cell office:value-type="float" office:value="117.376">
            <text:p>117,376</text:p>
          </table:table-cell>
          <table:table-cell office:value-type="float" office:value="170.453">
            <text:p>170,453</text:p>
          </table:table-cell>
          <table:table-cell office:value-type="float" office:value="153.575">
            <text:p>153,575</text:p>
          </table:table-cell>
          <table:table-cell office:value-type="float" office:value="170.298">
            <text:p>170,298</text:p>
          </table:table-cell>
        </table:table-row>
        <table:table-row table:style-name="ro1">
          <table:table-cell table:number-columns-repeated="3"/>
          <table:table-cell office:value-type="float" office:value="119.326">
            <text:p>119,326</text:p>
          </table:table-cell>
          <table:table-cell office:value-type="float" office:value="170.586">
            <text:p>170,586</text:p>
          </table:table-cell>
          <table:table-cell office:value-type="float" office:value="157.67">
            <text:p>157,67</text:p>
          </table:table-cell>
          <table:table-cell office:value-type="float" office:value="170.214">
            <text:p>170,214</text:p>
          </table:table-cell>
        </table:table-row>
        <table:table-row table:style-name="ro1">
          <table:table-cell table:number-columns-repeated="3"/>
          <table:table-cell office:value-type="float" office:value="121.063">
            <text:p>121,063</text:p>
          </table:table-cell>
          <table:table-cell office:value-type="float" office:value="170.515">
            <text:p>170,515</text:p>
          </table:table-cell>
          <table:table-cell office:value-type="float" office:value="160.405">
            <text:p>160,405</text:p>
          </table:table-cell>
          <table:table-cell office:value-type="float" office:value="170.327">
            <text:p>170,327</text:p>
          </table:table-cell>
        </table:table-row>
        <table:table-row table:style-name="ro1">
          <table:table-cell table:number-columns-repeated="3"/>
          <table:table-cell office:value-type="float" office:value="122.799">
            <text:p>122,799</text:p>
          </table:table-cell>
          <table:table-cell office:value-type="float" office:value="170.607">
            <text:p>170,607</text:p>
          </table:table-cell>
          <table:table-cell office:value-type="float" office:value="163.56">
            <text:p>163,56</text:p>
          </table:table-cell>
          <table:table-cell office:value-type="float" office:value="170.453">
            <text:p>170,453</text:p>
          </table:table-cell>
        </table:table-row>
        <table:table-row table:style-name="ro1">
          <table:table-cell table:number-columns-repeated="3"/>
          <table:table-cell office:value-type="float" office:value="124.58">
            <text:p>124,58</text:p>
          </table:table-cell>
          <table:table-cell office:value-type="float" office:value="170.708">
            <text:p>170,708</text:p>
          </table:table-cell>
          <table:table-cell office:value-type="float" office:value="167.028">
            <text:p>167,028</text:p>
          </table:table-cell>
          <table:table-cell office:value-type="float" office:value="170.553">
            <text:p>170,553</text:p>
          </table:table-cell>
        </table:table-row>
        <table:table-row table:style-name="ro1">
          <table:table-cell table:number-columns-repeated="3"/>
          <table:table-cell office:value-type="float" office:value="126.366">
            <text:p>126,366</text:p>
          </table:table-cell>
          <table:table-cell office:value-type="float" office:value="170.83">
            <text:p>170,83</text:p>
          </table:table-cell>
          <table:table-cell office:value-type="float" office:value="170.449">
            <text:p>170,449</text:p>
          </table:table-cell>
          <table:table-cell office:value-type="float" office:value="170.447">
            <text:p>170,447</text:p>
          </table:table-cell>
        </table:table-row>
        <table:table-row table:style-name="ro1">
          <table:table-cell table:number-columns-repeated="3"/>
          <table:table-cell office:value-type="float" office:value="128.133">
            <text:p>128,133</text:p>
          </table:table-cell>
          <table:table-cell office:value-type="float" office:value="170.714">
            <text:p>170,714</text:p>
          </table:table-cell>
          <table:table-cell office:value-type="float" office:value="173.677">
            <text:p>173,677</text:p>
          </table:table-cell>
          <table:table-cell office:value-type="float" office:value="170.579">
            <text:p>170,579</text:p>
          </table:table-cell>
        </table:table-row>
        <table:table-row table:style-name="ro1">
          <table:table-cell table:number-columns-repeated="3"/>
          <table:table-cell office:value-type="float" office:value="129.951">
            <text:p>129,951</text:p>
          </table:table-cell>
          <table:table-cell office:value-type="float" office:value="170.859">
            <text:p>170,859</text:p>
          </table:table-cell>
          <table:table-cell office:value-type="float" office:value="176.957">
            <text:p>176,957</text:p>
          </table:table-cell>
          <table:table-cell office:value-type="float" office:value="170.701">
            <text:p>170,701</text:p>
          </table:table-cell>
        </table:table-row>
        <table:table-row table:style-name="ro1">
          <table:table-cell table:number-columns-repeated="3"/>
          <table:table-cell office:value-type="float" office:value="131.627">
            <text:p>131,627</text:p>
          </table:table-cell>
          <table:table-cell office:value-type="float" office:value="170.968">
            <text:p>170,968</text:p>
          </table:table-cell>
          <table:table-cell office:value-type="float" office:value="179.429">
            <text:p>179,429</text:p>
          </table:table-cell>
          <table:table-cell office:value-type="float" office:value="170.801">
            <text:p>170,801</text:p>
          </table:table-cell>
        </table:table-row>
        <table:table-row table:style-name="ro1">
          <table:table-cell table:number-columns-repeated="3"/>
          <table:table-cell office:value-type="float" office:value="133.683">
            <text:p>133,683</text:p>
          </table:table-cell>
          <table:table-cell office:value-type="float" office:value="171.079">
            <text:p>171,079</text:p>
          </table:table-cell>
          <table:table-cell office:value-type="float" office:value="183.804">
            <text:p>183,804</text:p>
          </table:table-cell>
          <table:table-cell office:value-type="float" office:value="170.662">
            <text:p>170,662</text:p>
          </table:table-cell>
        </table:table-row>
        <table:table-row table:style-name="ro1">
          <table:table-cell table:number-columns-repeated="3"/>
          <table:table-cell office:value-type="float" office:value="135.367">
            <text:p>135,367</text:p>
          </table:table-cell>
          <table:table-cell office:value-type="float" office:value="170.912">
            <text:p>170,912</text:p>
          </table:table-cell>
          <table:table-cell office:value-type="float" office:value="186.568">
            <text:p>186,568</text:p>
          </table:table-cell>
          <table:table-cell office:value-type="float" office:value="170.798">
            <text:p>170,798</text:p>
          </table:table-cell>
        </table:table-row>
        <table:table-row table:style-name="ro1">
          <table:table-cell table:number-columns-repeated="3"/>
          <table:table-cell office:value-type="float" office:value="137.269">
            <text:p>137,269</text:p>
          </table:table-cell>
          <table:table-cell office:value-type="float" office:value="171.045">
            <text:p>171,045</text:p>
          </table:table-cell>
          <table:table-cell office:value-type="float" office:value="190.363">
            <text:p>190,363</text:p>
          </table:table-cell>
          <table:table-cell office:value-type="float" office:value="170.927">
            <text:p>170,927</text:p>
          </table:table-cell>
        </table:table-row>
        <table:table-row table:style-name="ro1">
          <table:table-cell table:number-columns-repeated="3"/>
          <table:table-cell office:value-type="float" office:value="139.039">
            <text:p>139,039</text:p>
          </table:table-cell>
          <table:table-cell office:value-type="float" office:value="171.152">
            <text:p>171,152</text:p>
          </table:table-cell>
          <table:table-cell office:value-type="float" office:value="193.218">
            <text:p>193,218</text:p>
          </table:table-cell>
          <table:table-cell office:value-type="float" office:value="171.043">
            <text:p>171,043</text:p>
          </table:table-cell>
        </table:table-row>
        <table:table-row table:style-name="ro1">
          <table:table-cell table:number-columns-repeated="3"/>
          <table:table-cell office:value-type="float" office:value="140.881">
            <text:p>140,881</text:p>
          </table:table-cell>
          <table:table-cell office:value-type="float" office:value="171.267">
            <text:p>171,267</text:p>
          </table:table-cell>
          <table:table-cell office:value-type="float" office:value="196.534">
            <text:p>196,534</text:p>
          </table:table-cell>
          <table:table-cell office:value-type="float" office:value="170.858">
            <text:p>170,858</text:p>
          </table:table-cell>
        </table:table-row>
        <table:table-row table:style-name="ro1">
          <table:table-cell table:number-columns-repeated="3"/>
          <table:table-cell office:value-type="float" office:value="142.502">
            <text:p>142,502</text:p>
          </table:table-cell>
          <table:table-cell office:value-type="float" office:value="171.096">
            <text:p>171,096</text:p>
          </table:table-cell>
          <table:table-cell office:value-type="float" office:value="198.811">
            <text:p>198,811</text:p>
          </table:table-cell>
          <table:table-cell office:value-type="float" office:value="170.982">
            <text:p>170,982</text:p>
          </table:table-cell>
        </table:table-row>
        <table:table-row table:style-name="ro1">
          <table:table-cell table:number-columns-repeated="3"/>
          <table:table-cell office:value-type="float" office:value="144.253">
            <text:p>144,253</text:p>
          </table:table-cell>
          <table:table-cell office:value-type="float" office:value="171.219">
            <text:p>171,219</text:p>
          </table:table-cell>
          <table:table-cell office:value-type="float" office:value="201.744">
            <text:p>201,744</text:p>
          </table:table-cell>
          <table:table-cell office:value-type="float" office:value="171.096">
            <text:p>171,096</text:p>
          </table:table-cell>
        </table:table-row>
        <table:table-row table:style-name="ro1">
          <table:table-cell table:number-columns-repeated="3"/>
          <table:table-cell office:value-type="float" office:value="145.861">
            <text:p>145,861</text:p>
          </table:table-cell>
          <table:table-cell office:value-type="float" office:value="171.381">
            <text:p>171,381</text:p>
          </table:table-cell>
          <table:table-cell office:value-type="float" office:value="204.337">
            <text:p>204,337</text:p>
          </table:table-cell>
          <table:table-cell office:value-type="float" office:value="171.266">
            <text:p>171,266</text:p>
          </table:table-cell>
        </table:table-row>
        <table:table-row table:style-name="ro1">
          <table:table-cell table:number-columns-repeated="3"/>
          <table:table-cell office:value-type="float" office:value="147.613">
            <text:p>147,613</text:p>
          </table:table-cell>
          <table:table-cell office:value-type="float" office:value="171.547">
            <text:p>171,547</text:p>
          </table:table-cell>
          <table:table-cell office:value-type="float" office:value="207.533">
            <text:p>207,533</text:p>
          </table:table-cell>
          <table:table-cell office:value-type="float" office:value="171.182">
            <text:p>171,182</text:p>
          </table:table-cell>
        </table:table-row>
        <table:table-row table:style-name="ro1">
          <table:table-cell table:number-columns-repeated="3"/>
          <table:table-cell office:value-type="float" office:value="149.457">
            <text:p>149,457</text:p>
          </table:table-cell>
          <table:table-cell office:value-type="float" office:value="171.43">
            <text:p>171,43</text:p>
          </table:table-cell>
          <table:table-cell office:value-type="float" office:value="211.176">
            <text:p>211,176</text:p>
          </table:table-cell>
          <table:table-cell office:value-type="float" office:value="171.342">
            <text:p>171,342</text:p>
          </table:table-cell>
        </table:table-row>
        <table:table-row table:style-name="ro1">
          <table:table-cell table:number-columns-repeated="3"/>
          <table:table-cell office:value-type="float" office:value="151.335">
            <text:p>151,335</text:p>
          </table:table-cell>
          <table:table-cell office:value-type="float" office:value="171.57">
            <text:p>171,57</text:p>
          </table:table-cell>
          <table:table-cell office:value-type="float" office:value="215.067">
            <text:p>215,067</text:p>
          </table:table-cell>
          <table:table-cell office:value-type="float" office:value="171.474">
            <text:p>171,474</text:p>
          </table:table-cell>
        </table:table-row>
        <table:table-row table:style-name="ro1">
          <table:table-cell table:number-columns-repeated="3"/>
          <table:table-cell office:value-type="float" office:value="153.244">
            <text:p>153,244</text:p>
          </table:table-cell>
          <table:table-cell office:value-type="float" office:value="171.712">
            <text:p>171,712</text:p>
          </table:table-cell>
          <table:table-cell office:value-type="float" office:value="219.051">
            <text:p>219,051</text:p>
          </table:table-cell>
          <table:table-cell office:value-type="float" office:value="171.582">
            <text:p>171,582</text:p>
          </table:table-cell>
        </table:table-row>
        <table:table-row table:style-name="ro1">
          <table:table-cell table:number-columns-repeated="3"/>
          <table:table-cell office:value-type="float" office:value="155.135">
            <text:p>155,135</text:p>
          </table:table-cell>
          <table:table-cell office:value-type="float" office:value="171.867">
            <text:p>171,867</text:p>
          </table:table-cell>
          <table:table-cell office:value-type="float" office:value="222.799">
            <text:p>222,799</text:p>
          </table:table-cell>
          <table:table-cell office:value-type="float" office:value="171.492">
            <text:p>171,492</text:p>
          </table:table-cell>
        </table:table-row>
        <table:table-row table:style-name="ro1">
          <table:table-cell table:number-columns-repeated="3"/>
          <table:table-cell office:value-type="float" office:value="157.054">
            <text:p>157,054</text:p>
          </table:table-cell>
          <table:table-cell office:value-type="float" office:value="171.743">
            <text:p>171,743</text:p>
          </table:table-cell>
          <table:table-cell office:value-type="float" office:value="226.434">
            <text:p>226,434</text:p>
          </table:table-cell>
          <table:table-cell office:value-type="float" office:value="171.661">
            <text:p>171,661</text:p>
          </table:table-cell>
        </table:table-row>
        <table:table-row table:style-name="ro1">
          <table:table-cell table:number-columns-repeated="3"/>
          <table:table-cell office:value-type="float" office:value="158.928">
            <text:p>158,928</text:p>
          </table:table-cell>
          <table:table-cell office:value-type="float" office:value="171.85">
            <text:p>171,85</text:p>
          </table:table-cell>
          <table:table-cell office:value-type="float" office:value="229.928">
            <text:p>229,928</text:p>
          </table:table-cell>
          <table:table-cell office:value-type="float" office:value="171.792">
            <text:p>171,792</text:p>
          </table:table-cell>
        </table:table-row>
        <table:table-row table:style-name="ro1">
          <table:table-cell table:number-columns-repeated="3"/>
          <table:table-cell office:value-type="float" office:value="160.672">
            <text:p>160,672</text:p>
          </table:table-cell>
          <table:table-cell office:value-type="float" office:value="171.949">
            <text:p>171,949</text:p>
          </table:table-cell>
          <table:table-cell office:value-type="float" office:value="232.809">
            <text:p>232,809</text:p>
          </table:table-cell>
          <table:table-cell office:value-type="float" office:value="171.911">
            <text:p>171,911</text:p>
          </table:table-cell>
        </table:table-row>
        <table:table-row table:style-name="ro1">
          <table:table-cell table:number-columns-repeated="3"/>
          <table:table-cell office:value-type="float" office:value="162.587">
            <text:p>162,587</text:p>
          </table:table-cell>
          <table:table-cell office:value-type="float" office:value="172.068">
            <text:p>172,068</text:p>
          </table:table-cell>
          <table:table-cell office:value-type="float" office:value="236.564">
            <text:p>236,564</text:p>
          </table:table-cell>
          <table:table-cell office:value-type="float" office:value="171.818">
            <text:p>171,818</text:p>
          </table:table-cell>
        </table:table-row>
        <table:table-row table:style-name="ro1">
          <table:table-cell table:number-columns-repeated="3"/>
          <table:table-cell office:value-type="float" office:value="164.434">
            <text:p>164,434</text:p>
          </table:table-cell>
          <table:table-cell office:value-type="float" office:value="171.992">
            <text:p>171,992</text:p>
          </table:table-cell>
          <table:table-cell office:value-type="float" office:value="240.673">
            <text:p>240,673</text:p>
          </table:table-cell>
          <table:table-cell office:value-type="float" office:value="171.953">
            <text:p>171,953</text:p>
          </table:table-cell>
        </table:table-row>
        <table:table-row table:style-name="ro1">
          <table:table-cell table:number-columns-repeated="3"/>
          <table:table-cell office:value-type="float" office:value="166.334">
            <text:p>166,334</text:p>
          </table:table-cell>
          <table:table-cell office:value-type="float" office:value="172.102">
            <text:p>172,102</text:p>
          </table:table-cell>
          <table:table-cell office:value-type="float" office:value="244.375">
            <text:p>244,375</text:p>
          </table:table-cell>
          <table:table-cell office:value-type="float" office:value="172.087">
            <text:p>172,087</text:p>
          </table:table-cell>
        </table:table-row>
        <table:table-row table:style-name="ro1">
          <table:table-cell table:number-columns-repeated="3"/>
          <table:table-cell office:value-type="float" office:value="168.273">
            <text:p>168,273</text:p>
          </table:table-cell>
          <table:table-cell office:value-type="float" office:value="172.224">
            <text:p>172,224</text:p>
          </table:table-cell>
          <table:table-cell office:value-type="float" office:value="247.905">
            <text:p>247,905</text:p>
          </table:table-cell>
          <table:table-cell office:value-type="float" office:value="172.221">
            <text:p>172,221</text:p>
          </table:table-cell>
        </table:table-row>
        <table:table-row table:style-name="ro1">
          <table:table-cell table:number-columns-repeated="3"/>
          <table:table-cell office:value-type="float" office:value="170.145">
            <text:p>170,145</text:p>
          </table:table-cell>
          <table:table-cell office:value-type="float" office:value="172.323">
            <text:p>172,323</text:p>
          </table:table-cell>
          <table:table-cell office:value-type="float" office:value="251.188">
            <text:p>251,188</text:p>
          </table:table-cell>
          <table:table-cell office:value-type="float" office:value="172.047">
            <text:p>172,047</text:p>
          </table:table-cell>
        </table:table-row>
        <table:table-row table:style-name="ro1">
          <table:table-cell table:number-columns-repeated="3"/>
          <table:table-cell office:value-type="float" office:value="172.01">
            <text:p>172,01</text:p>
          </table:table-cell>
          <table:table-cell office:value-type="float" office:value="172.178">
            <text:p>172,178</text:p>
          </table:table-cell>
          <table:table-cell office:value-type="float" office:value="254.37">
            <text:p>254,37</text:p>
          </table:table-cell>
          <table:table-cell office:value-type="float" office:value="172.167">
            <text:p>172,167</text:p>
          </table:table-cell>
        </table:table-row>
        <table:table-row table:style-name="ro1">
          <table:table-cell table:number-columns-repeated="3"/>
          <table:table-cell office:value-type="float" office:value="173.937">
            <text:p>173,937</text:p>
          </table:table-cell>
          <table:table-cell office:value-type="float" office:value="172.293">
            <text:p>172,293</text:p>
          </table:table-cell>
          <table:table-cell office:value-type="float" office:value="258.037">
            <text:p>258,037</text:p>
          </table:table-cell>
          <table:table-cell office:value-type="float" office:value="172.295">
            <text:p>172,295</text:p>
          </table:table-cell>
        </table:table-row>
        <table:table-row table:style-name="ro1">
          <table:table-cell table:number-columns-repeated="3"/>
          <table:table-cell office:value-type="float" office:value="176.001">
            <text:p>176,001</text:p>
          </table:table-cell>
          <table:table-cell office:value-type="float" office:value="172.412">
            <text:p>172,412</text:p>
          </table:table-cell>
          <table:table-cell office:value-type="float" office:value="262.588">
            <text:p>262,588</text:p>
          </table:table-cell>
          <table:table-cell office:value-type="float" office:value="172.402">
            <text:p>172,402</text:p>
          </table:table-cell>
        </table:table-row>
        <table:table-row table:style-name="ro1">
          <table:table-cell table:number-columns-repeated="3"/>
          <table:table-cell office:value-type="float" office:value="178.128">
            <text:p>178,128</text:p>
          </table:table-cell>
          <table:table-cell office:value-type="float" office:value="172.535">
            <text:p>172,535</text:p>
          </table:table-cell>
          <table:table-cell office:value-type="float" office:value="267.71">
            <text:p>267,71</text:p>
          </table:table-cell>
          <table:table-cell office:value-type="float" office:value="172.269">
            <text:p>172,269</text:p>
          </table:table-cell>
        </table:table-row>
        <table:table-row table:style-name="ro1">
          <table:table-cell table:number-columns-repeated="3"/>
          <table:table-cell office:value-type="float" office:value="180.221">
            <text:p>180,221</text:p>
          </table:table-cell>
          <table:table-cell office:value-type="float" office:value="172.377">
            <text:p>172,377</text:p>
          </table:table-cell>
          <table:table-cell office:value-type="float" office:value="272.452">
            <text:p>272,452</text:p>
          </table:table-cell>
          <table:table-cell office:value-type="float" office:value="172.405">
            <text:p>172,405</text:p>
          </table:table-cell>
        </table:table-row>
        <table:table-row table:style-name="ro1">
          <table:table-cell table:number-columns-repeated="3"/>
          <table:table-cell office:value-type="float" office:value="182.615">
            <text:p>182,615</text:p>
          </table:table-cell>
          <table:table-cell office:value-type="float" office:value="172.512">
            <text:p>172,512</text:p>
          </table:table-cell>
          <table:table-cell office:value-type="float" office:value="278.745">
            <text:p>278,745</text:p>
          </table:table-cell>
          <table:table-cell office:value-type="float" office:value="172.524">
            <text:p>172,524</text:p>
          </table:table-cell>
        </table:table-row>
        <table:table-row table:style-name="ro1">
          <table:table-cell table:number-columns-repeated="3"/>
          <table:table-cell office:value-type="float" office:value="185.171">
            <text:p>185,171</text:p>
          </table:table-cell>
          <table:table-cell office:value-type="float" office:value="172.669">
            <text:p>172,669</text:p>
          </table:table-cell>
          <table:table-cell office:value-type="float" office:value="285.604">
            <text:p>285,604</text:p>
          </table:table-cell>
          <table:table-cell office:value-type="float" office:value="172.673">
            <text:p>172,673</text:p>
          </table:table-cell>
        </table:table-row>
        <table:table-row table:style-name="ro1">
          <table:table-cell/>
          <table:table-cell office:value-type="string">
            <text:p>pred klastrovanim</text:p>
          </table:table-cell>
          <table:table-cell/>
          <table:table-cell office:value-type="float" office:value="192.043">
            <text:p>192,043</text:p>
          </table:table-cell>
          <table:table-cell office:value-type="float" office:value="137.948">
            <text:p>137,948</text:p>
          </table:table-cell>
          <table:table-cell office:value-type="float" office:value="290.294">
            <text:p>290,294</text:p>
          </table:table-cell>
          <table:table-cell office:value-type="float" office:value="137.884">
            <text:p>137,884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02.728">
            <text:p>202,728</text:p>
          </table:table-cell>
          <table:table-cell office:value-type="float" office:value="144.37">
            <text:p>144,37</text:p>
          </table:table-cell>
          <table:table-cell office:value-type="float" office:value="295.398">
            <text:p>295,398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/>
          <table:table-cell office:value-type="string">
            <text:p>na zacatku klastrovani</text:p>
          </table:table-cell>
          <table:table-cell/>
          <table:table-cell office:value-type="float" office:value="226.4">
            <text:p>226,4</text:p>
          </table:table-cell>
          <table:table-cell office:value-type="float" office:value="144.37">
            <text:p>144,37</text:p>
          </table:table-cell>
          <table:table-cell office:value-type="float" office:value="305.161">
            <text:p>305,161</text:p>
          </table:table-cell>
          <table:table-cell office:value-type="float" office:value="144.305">
            <text:p>144,305</text:p>
          </table:table-cell>
        </table:table-row>
        <table:table-row table:style-name="ro1">
          <table:table-cell table:number-columns-repeated="3"/>
          <table:table-cell office:value-type="float" office:value="228.49">
            <text:p>228,49</text:p>
          </table:table-cell>
          <table:table-cell office:value-type="float" office:value="146.224">
            <text:p>146,224</text:p>
          </table:table-cell>
          <table:table-cell office:value-type="float" office:value="307.954">
            <text:p>307,954</text:p>
          </table:table-cell>
          <table:table-cell office:value-type="float" office:value="149.018">
            <text:p>149,018</text:p>
          </table:table-cell>
        </table:table-row>
        <table:table-row table:style-name="ro1">
          <table:table-cell table:number-columns-repeated="3"/>
          <table:table-cell office:value-type="float" office:value="229.764">
            <text:p>229,764</text:p>
          </table:table-cell>
          <table:table-cell office:value-type="float" office:value="148.044">
            <text:p>148,044</text:p>
          </table:table-cell>
          <table:table-cell office:value-type="float" office:value="309.96">
            <text:p>309,96</text:p>
          </table:table-cell>
          <table:table-cell office:value-type="float" office:value="147.767">
            <text:p>147,767</text:p>
          </table:table-cell>
        </table:table-row>
        <table:table-row table:style-name="ro1">
          <table:table-cell table:number-columns-repeated="3"/>
          <table:table-cell office:value-type="float" office:value="231.377">
            <text:p>231,377</text:p>
          </table:table-cell>
          <table:table-cell office:value-type="float" office:value="145.785">
            <text:p>145,785</text:p>
          </table:table-cell>
          <table:table-cell office:value-type="float" office:value="312.423">
            <text:p>312,423</text:p>
          </table:table-cell>
          <table:table-cell office:value-type="float" office:value="149.262">
            <text:p>149,262</text:p>
          </table:table-cell>
        </table:table-row>
        <table:table-row table:style-name="ro1">
          <table:table-cell table:number-columns-repeated="3"/>
          <table:table-cell office:value-type="float" office:value="233.141">
            <text:p>233,141</text:p>
          </table:table-cell>
          <table:table-cell office:value-type="float" office:value="147.098">
            <text:p>147,098</text:p>
          </table:table-cell>
          <table:table-cell office:value-type="float" office:value="315.598">
            <text:p>315,598</text:p>
          </table:table-cell>
          <table:table-cell office:value-type="float" office:value="150.872">
            <text:p>150,872</text:p>
          </table:table-cell>
        </table:table-row>
        <table:table-row table:style-name="ro1">
          <table:table-cell table:number-columns-repeated="3"/>
          <table:table-cell office:value-type="float" office:value="235.555">
            <text:p>235,555</text:p>
          </table:table-cell>
          <table:table-cell office:value-type="float" office:value="148.65">
            <text:p>148,65</text:p>
          </table:table-cell>
          <table:table-cell office:value-type="float" office:value="319.293">
            <text:p>319,293</text:p>
          </table:table-cell>
          <table:table-cell office:value-type="float" office:value="152.86">
            <text:p>152,86</text:p>
          </table:table-cell>
        </table:table-row>
        <table:table-row table:style-name="ro1">
          <table:table-cell table:number-columns-repeated="3"/>
          <table:table-cell office:value-type="float" office:value="237.659">
            <text:p>237,659</text:p>
          </table:table-cell>
          <table:table-cell office:value-type="float" office:value="150.395">
            <text:p>150,395</text:p>
          </table:table-cell>
          <table:table-cell office:value-type="float" office:value="323.549">
            <text:p>323,549</text:p>
          </table:table-cell>
          <table:table-cell office:value-type="float" office:value="148.576">
            <text:p>148,576</text:p>
          </table:table-cell>
        </table:table-row>
        <table:table-row table:style-name="ro1">
          <table:table-cell table:number-columns-repeated="3"/>
          <table:table-cell office:value-type="float" office:value="238.844">
            <text:p>238,844</text:p>
          </table:table-cell>
          <table:table-cell office:value-type="float" office:value="146.109">
            <text:p>146,109</text:p>
          </table:table-cell>
          <table:table-cell office:value-type="float" office:value="328.72">
            <text:p>328,72</text:p>
          </table:table-cell>
          <table:table-cell office:value-type="float" office:value="151.074">
            <text:p>151,074</text:p>
          </table:table-cell>
        </table:table-row>
        <table:table-row table:style-name="ro1">
          <table:table-cell table:number-columns-repeated="3"/>
          <table:table-cell office:value-type="float" office:value="239.51">
            <text:p>239,51</text:p>
          </table:table-cell>
          <table:table-cell office:value-type="float" office:value="146.26">
            <text:p>146,26</text:p>
          </table:table-cell>
          <table:table-cell office:value-type="float" office:value="335.228">
            <text:p>335,228</text:p>
          </table:table-cell>
          <table:table-cell office:value-type="float" office:value="153.849">
            <text:p>153,849</text:p>
          </table:table-cell>
        </table:table-row>
        <table:table-row table:style-name="ro1">
          <table:table-cell table:number-columns-repeated="3"/>
          <table:table-cell office:value-type="float" office:value="240.184">
            <text:p>240,184</text:p>
          </table:table-cell>
          <table:table-cell office:value-type="float" office:value="146.474">
            <text:p>146,474</text:p>
          </table:table-cell>
          <table:table-cell office:value-type="float" office:value="342.136">
            <text:p>342,136</text:p>
          </table:table-cell>
          <table:table-cell office:value-type="float" office:value="156.908">
            <text:p>156,908</text:p>
          </table:table-cell>
        </table:table-row>
        <table:table-row table:style-name="ro1">
          <table:table-cell table:number-columns-repeated="3"/>
          <table:table-cell office:value-type="float" office:value="240.864">
            <text:p>240,864</text:p>
          </table:table-cell>
          <table:table-cell office:value-type="float" office:value="146.807">
            <text:p>146,807</text:p>
          </table:table-cell>
          <table:table-cell office:value-type="float" office:value="352.057">
            <text:p>352,057</text:p>
          </table:table-cell>
          <table:table-cell office:value-type="float" office:value="149.045">
            <text:p>149,045</text:p>
          </table:table-cell>
        </table:table-row>
        <table:table-row table:style-name="ro1">
          <table:table-cell table:number-columns-repeated="3"/>
          <table:table-cell office:value-type="float" office:value="241.732">
            <text:p>241,732</text:p>
          </table:table-cell>
          <table:table-cell office:value-type="float" office:value="146.161">
            <text:p>146,161</text:p>
          </table:table-cell>
          <table:table-cell office:value-type="float" office:value="361.832">
            <text:p>361,832</text:p>
          </table:table-cell>
          <table:table-cell office:value-type="float" office:value="152.477">
            <text:p>152,477</text:p>
          </table:table-cell>
        </table:table-row>
        <table:table-row table:style-name="ro1">
          <table:table-cell table:number-columns-repeated="3"/>
          <table:table-cell office:value-type="float" office:value="242.479">
            <text:p>242,479</text:p>
          </table:table-cell>
          <table:table-cell office:value-type="float" office:value="146.729">
            <text:p>146,729</text:p>
          </table:table-cell>
          <table:table-cell office:value-type="float" office:value="370.817">
            <text:p>370,817</text:p>
          </table:table-cell>
          <table:table-cell office:value-type="float" office:value="155.453">
            <text:p>155,453</text:p>
          </table:table-cell>
        </table:table-row>
        <table:table-row table:style-name="ro1">
          <table:table-cell table:number-columns-repeated="3"/>
          <table:table-cell office:value-type="float" office:value="243.26">
            <text:p>243,26</text:p>
          </table:table-cell>
          <table:table-cell office:value-type="float" office:value="147.173">
            <text:p>147,173</text:p>
          </table:table-cell>
          <table:table-cell office:value-type="float" office:value="375.47">
            <text:p>375,47</text:p>
          </table:table-cell>
          <table:table-cell office:value-type="float" office:value="158.374">
            <text:p>158,374</text:p>
          </table:table-cell>
        </table:table-row>
        <table:table-row table:style-name="ro1">
          <table:table-cell table:number-columns-repeated="3"/>
          <table:table-cell office:value-type="float" office:value="244.188">
            <text:p>244,188</text:p>
          </table:table-cell>
          <table:table-cell office:value-type="float" office:value="147.699">
            <text:p>147,699</text:p>
          </table:table-cell>
          <table:table-cell office:value-type="float" office:value="376.529">
            <text:p>376,529</text:p>
          </table:table-cell>
          <table:table-cell office:value-type="float" office:value="149.329">
            <text:p>149,329</text:p>
          </table:table-cell>
        </table:table-row>
        <table:table-row table:style-name="ro1">
          <table:table-cell/>
          <table:table-cell office:value-type="string">
            <text:p>po ukonceni klastrovani</text:p>
          </table:table-cell>
          <table:table-cell/>
          <table:table-cell office:value-type="float" office:value="251.872">
            <text:p>251,872</text:p>
          </table:table-cell>
          <table:table-cell office:value-type="float" office:value="146.247">
            <text:p>146,247</text:p>
          </table:table-cell>
          <table:table-cell office:value-type="float" office:value="377.357">
            <text:p>377,357</text:p>
          </table:table-cell>
          <table:table-cell office:value-type="float" office:value="149.76">
            <text:p>149,76</text:p>
          </table:table-cell>
        </table:table-row>
        <table:table-row table:style-name="ro1">
          <table:table-cell/>
          <table:table-cell office:value-type="string">
            <text:p>po kopii ACC pole</text:p>
          </table:table-cell>
          <table:table-cell/>
          <table:table-cell office:value-type="float" office:value="279.865">
            <text:p>279,865</text:p>
          </table:table-cell>
          <table:table-cell office:value-type="float" office:value="145.947">
            <text:p>145,947</text:p>
          </table:table-cell>
          <table:table-cell office:value-type="float" office:value="378.324">
            <text:p>378,324</text:p>
          </table:table-cell>
          <table:table-cell office:value-type="float" office:value="150.321">
            <text:p>150,321</text:p>
          </table:table-cell>
        </table:table-row>
        <table:table-row table:style-name="ro1">
          <table:table-cell table:number-columns-repeated="3"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379.487">
            <text:p>379,487</text:p>
          </table:table-cell>
          <table:table-cell office:value-type="float" office:value="150.808">
            <text:p>150,808</text:p>
          </table:table-cell>
        </table:table-row>
        <table:table-row table:style-name="ro1">
          <table:table-cell table:number-columns-repeated="3"/>
          <table:table-cell office:value-type="string">
            <text:p>h</text:p>
          </table:table-cell>
          <table:table-cell/>
          <table:table-cell office:value-type="float" office:value="380.683">
            <text:p>380,683</text:p>
          </table:table-cell>
          <table:table-cell office:value-type="float" office:value="149.464">
            <text:p>149,464</text:p>
          </table:table-cell>
        </table:table-row>
        <table:table-row table:style-name="ro1">
          <table:table-cell table:number-columns-repeated="5"/>
          <table:table-cell office:value-type="float" office:value="382.003">
            <text:p>382,003</text:p>
          </table:table-cell>
          <table:table-cell office:value-type="float" office:value="150.254">
            <text:p>150,254</text:p>
          </table:table-cell>
        </table:table-row>
        <table:table-row table:style-name="ro1">
          <table:table-cell table:number-columns-repeated="5"/>
          <table:table-cell office:value-type="float" office:value="383.465">
            <text:p>383,465</text:p>
          </table:table-cell>
          <table:table-cell office:value-type="float" office:value="151.204">
            <text:p>151,204</text:p>
          </table:table-cell>
        </table:table-row>
        <table:table-row table:style-name="ro1">
          <table:table-cell table:number-columns-repeated="5"/>
          <table:table-cell office:value-type="float" office:value="384.672">
            <text:p>384,672</text:p>
          </table:table-cell>
          <table:table-cell office:value-type="float" office:value="151.889">
            <text:p>151,889</text:p>
          </table:table-cell>
        </table:table-row>
        <table:table-row table:style-name="ro1">
          <table:table-cell table:number-columns-repeated="5"/>
          <table:table-cell office:value-type="float" office:value="385.908">
            <text:p>385,908</text:p>
          </table:table-cell>
          <table:table-cell office:value-type="float" office:value="149.475">
            <text:p>149,475</text:p>
          </table:table-cell>
        </table:table-row>
        <table:table-row table:style-name="ro1">
          <table:table-cell table:number-columns-repeated="5"/>
          <table:table-cell office:value-type="float" office:value="387.229">
            <text:p>387,229</text:p>
          </table:table-cell>
          <table:table-cell office:value-type="float" office:value="150.4">
            <text:p>150,4</text:p>
          </table:table-cell>
        </table:table-row>
        <table:table-row table:style-name="ro1">
          <table:table-cell table:number-columns-repeated="5"/>
          <table:table-cell office:value-type="float" office:value="388.862">
            <text:p>388,862</text:p>
          </table:table-cell>
          <table:table-cell office:value-type="float" office:value="151.466">
            <text:p>151,466</text:p>
          </table:table-cell>
        </table:table-row>
        <table:table-row table:style-name="ro1">
          <table:table-cell table:number-columns-repeated="5"/>
          <table:table-cell office:value-type="float" office:value="389.571">
            <text:p>389,571</text:p>
          </table:table-cell>
          <table:table-cell office:value-type="float" office:value="151.764">
            <text:p>151,764</text:p>
          </table:table-cell>
        </table:table-row>
        <table:table-row table:style-name="ro1">
          <table:table-cell table:number-columns-repeated="5"/>
          <table:table-cell office:value-type="float" office:value="390.266">
            <text:p>390,266</text:p>
          </table:table-cell>
          <table:table-cell office:value-type="float" office:value="149.479">
            <text:p>149,479</text:p>
          </table:table-cell>
        </table:table-row>
        <table:table-row table:style-name="ro1">
          <table:table-cell table:number-columns-repeated="5"/>
          <table:table-cell office:value-type="float" office:value="391.015">
            <text:p>391,015</text:p>
          </table:table-cell>
          <table:table-cell office:value-type="float" office:value="149.832">
            <text:p>149,832</text:p>
          </table:table-cell>
        </table:table-row>
        <table:table-row table:style-name="ro1">
          <table:table-cell table:number-columns-repeated="5"/>
          <table:table-cell office:value-type="float" office:value="391.822">
            <text:p>391,822</text:p>
          </table:table-cell>
          <table:table-cell office:value-type="float" office:value="150.21">
            <text:p>150,21</text:p>
          </table:table-cell>
        </table:table-row>
        <table:table-row table:style-name="ro1">
          <table:table-cell table:number-columns-repeated="5"/>
          <table:table-cell office:value-type="float" office:value="392.544">
            <text:p>392,544</text:p>
          </table:table-cell>
          <table:table-cell office:value-type="float" office:value="150.326">
            <text:p>150,326</text:p>
          </table:table-cell>
        </table:table-row>
        <table:table-row table:style-name="ro1">
          <table:table-cell table:number-columns-repeated="5"/>
          <table:table-cell office:value-type="float" office:value="393.411">
            <text:p>393,411</text:p>
          </table:table-cell>
          <table:table-cell office:value-type="float" office:value="149.529">
            <text:p>149,529</text:p>
          </table:table-cell>
        </table:table-row>
        <table:table-row table:style-name="ro1">
          <table:table-cell table:number-columns-repeated="5"/>
          <table:table-cell office:value-type="float" office:value="394.166">
            <text:p>394,166</text:p>
          </table:table-cell>
          <table:table-cell office:value-type="float" office:value="149.817">
            <text:p>149,817</text:p>
          </table:table-cell>
        </table:table-row>
        <table:table-row table:style-name="ro1">
          <table:table-cell table:number-columns-repeated="5"/>
          <table:table-cell office:value-type="float" office:value="394.99">
            <text:p>394,99</text:p>
          </table:table-cell>
          <table:table-cell office:value-type="float" office:value="150.224">
            <text:p>150,224</text:p>
          </table:table-cell>
        </table:table-row>
        <table:table-row table:style-name="ro1">
          <table:table-cell table:number-columns-repeated="5"/>
          <table:table-cell office:value-type="float" office:value="395.815">
            <text:p>395,815</text:p>
          </table:table-cell>
          <table:table-cell office:value-type="float" office:value="150.789">
            <text:p>150,789</text:p>
          </table:table-cell>
        </table:table-row>
        <table:table-row table:style-name="ro1">
          <table:table-cell table:number-columns-repeated="5"/>
          <table:table-cell office:value-type="float" office:value="396.71">
            <text:p>396,71</text:p>
          </table:table-cell>
          <table:table-cell office:value-type="float" office:value="149.542">
            <text:p>149,542</text:p>
          </table:table-cell>
        </table:table-row>
        <table:table-row table:style-name="ro1">
          <table:table-cell table:number-columns-repeated="5"/>
          <table:table-cell office:value-type="float" office:value="397.653">
            <text:p>397,653</text:p>
          </table:table-cell>
          <table:table-cell office:value-type="float" office:value="150.446">
            <text:p>150,446</text:p>
          </table:table-cell>
        </table:table-row>
        <table:table-row table:style-name="ro1">
          <table:table-cell table:number-columns-repeated="5"/>
          <table:table-cell office:value-type="float" office:value="398.657">
            <text:p>398,657</text:p>
          </table:table-cell>
          <table:table-cell office:value-type="float" office:value="151.546">
            <text:p>151,546</text:p>
          </table:table-cell>
        </table:table-row>
        <table:table-row table:style-name="ro1">
          <table:table-cell table:number-columns-repeated="5"/>
          <table:table-cell office:value-type="float" office:value="399.721">
            <text:p>399,721</text:p>
          </table:table-cell>
          <table:table-cell office:value-type="float" office:value="152.801">
            <text:p>152,801</text:p>
          </table:table-cell>
        </table:table-row>
        <table:table-row table:style-name="ro1">
          <table:table-cell table:number-columns-repeated="5"/>
          <table:table-cell office:value-type="float" office:value="400.478">
            <text:p>400,478</text:p>
          </table:table-cell>
          <table:table-cell office:value-type="float" office:value="149.561">
            <text:p>149,561</text:p>
          </table:table-cell>
        </table:table-row>
        <table:table-row table:style-name="ro1">
          <table:table-cell table:number-columns-repeated="5"/>
          <table:table-cell office:value-type="float" office:value="401.125">
            <text:p>401,125</text:p>
          </table:table-cell>
          <table:table-cell office:value-type="float" office:value="149.649">
            <text:p>149,649</text:p>
          </table:table-cell>
        </table:table-row>
        <table:table-row table:style-name="ro1">
          <table:table-cell table:number-columns-repeated="5"/>
          <table:table-cell office:value-type="float" office:value="401.829">
            <text:p>401,829</text:p>
          </table:table-cell>
          <table:table-cell office:value-type="float" office:value="149.791">
            <text:p>149,791</text:p>
          </table:table-cell>
        </table:table-row>
        <table:table-row table:style-name="ro1">
          <table:table-cell table:number-columns-repeated="5"/>
          <table:table-cell office:value-type="float" office:value="402.586">
            <text:p>402,586</text:p>
          </table:table-cell>
          <table:table-cell office:value-type="float" office:value="149.998">
            <text:p>149,998</text:p>
          </table:table-cell>
        </table:table-row>
        <table:table-row table:style-name="ro1">
          <table:table-cell table:number-columns-repeated="5"/>
          <table:table-cell office:value-type="float" office:value="403.386">
            <text:p>403,386</text:p>
          </table:table-cell>
          <table:table-cell office:value-type="float" office:value="149.562">
            <text:p>149,562</text:p>
          </table:table-cell>
        </table:table-row>
        <table:table-row table:style-name="ro1">
          <table:table-cell table:number-columns-repeated="5"/>
          <table:table-cell office:value-type="float" office:value="404.275">
            <text:p>404,275</text:p>
          </table:table-cell>
          <table:table-cell office:value-type="float" office:value="149.921">
            <text:p>149,921</text:p>
          </table:table-cell>
        </table:table-row>
        <table:table-row table:style-name="ro1">
          <table:table-cell table:number-columns-repeated="2"/>
          <table:table-cell office:value-type="string">
            <text:p>po ukonceni klastrovani</text:p>
          </table:table-cell>
          <table:table-cell table:number-columns-repeated="2"/>
          <table:table-cell office:value-type="float" office:value="408.011">
            <text:p>408,011</text:p>
          </table:table-cell>
          <table:table-cell office:value-type="float" office:value="150.232">
            <text:p>150,232</text:p>
          </table:table-cell>
        </table:table-row>
        <table:table-row table:style-name="ro1">
          <table:table-cell table:number-columns-repeated="2"/>
          <table:table-cell office:value-type="string">
            <text:p>po kopii ACC pole</text:p>
          </table:table-cell>
          <table:table-cell table:number-columns-repeated="2"/>
          <table:table-cell office:value-type="float" office:value="418.981">
            <text:p>418,981</text:p>
          </table:table-cell>
          <table:table-cell office:value-type="float" office:value="148.128">
            <text:p>148,128</text:p>
          </table:table-cell>
        </table:table-row>
        <table:table-row table:style-name="ro1">
          <table:table-cell table:number-columns-repeated="5"/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</table:table>
      <table:table table:name="rychlost" table:style-name="ta1">
        <table:shapes>
          <draw:frame draw:z-index="0" draw:style-name="gr1" svg:width="17.842cm" svg:height="9.183cm" svg:x="3.484cm" svg:y="10.691cm">
            <draw:object draw:notify-on-update-of-ranges="rychlost.B23:rychlost.B23 rychlost.G3:rychlost.G20 rychlost.B24:rychlost.B24 rychlost.I3:rychlost.I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ce39"/>
        <table:table-column table:style-name="co16" table:number-columns-repeated="3" table:default-cell-style-name="ce37"/>
        <table:table-column table:style-name="co17" table:number-columns-repeated="2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17" table:default-cell-style-name="ce42"/>
        <table:table-column table:style-name="co15" table:default-cell-style-name="ce43"/>
        <table:table-column table:style-name="co3" table:number-columns-repeated="1010" table:default-cell-style-name="Default"/>
        <table:table-row table:style-name="ro1">
          <table:table-cell/>
          <table:table-cell table:style-name="ce37"/>
          <table:table-cell table:style-name="ce40" office:value-type="string" table:number-columns-spanned="3" table:number-rows-spanned="1">
            <text:p>Parametry</text:p>
          </table:table-cell>
          <table:covered-table-cell table:number-columns-repeated="2" table:style-name="ce39"/>
          <table:table-cell table:style-name="ce40" office:value-type="string" table:number-columns-spanned="9" table:number-rows-spanned="1">
            <text:p>Čas [sec]</text:p>
          </table:table-cell>
          <table:covered-table-cell table:number-columns-repeated="8" table:style-name="ce39"/>
          <table:table-cell table:number-columns-repeated="1010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41" office:value-type="string">
            <text:p>celkem</text:p>
          </table:table-cell>
          <table:table-cell table:style-name="ce41" office:value-type="string" table:number-columns-spanned="2" table:number-rows-spanned="1">
            <text:p>ukládání do aku.</text:p>
          </table:table-cell>
          <table:covered-table-cell table:style-name="ce38"/>
          <table:table-cell table:style-name="ce41" office:value-type="string" table:number-columns-spanned="2" table:number-rows-spanned="1">
            <text:p>vybírání z aku.</text:p>
          </table:table-cell>
          <table:covered-table-cell table:style-name="ce38"/>
          <table:table-cell table:style-name="ce41" office:value-type="string" table:number-columns-spanned="2" table:number-rows-spanned="1">
            <text:p>kd-tree</text:p>
          </table:table-cell>
          <table:covered-table-cell table:style-name="ce38"/>
          <table:table-cell table:style-name="ce41" office:value-type="string" table:number-columns-spanned="2" table:number-rows-spanned="1">
            <text:p>SVD</text:p>
          </table:table-cell>
          <table:covered-table-cell table:style-name="ce38"/>
          <table:table-cell table:style-name="ce36" table:number-columns-repeated="10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4.337">
            <text:p>64,34</text:p>
          </table:table-cell>
          <table:table-cell office:value-type="float" office:value="55.484">
            <text:p>55,48</text:p>
          </table:table-cell>
          <table:table-cell table:formula="of:=[.G3]/[.F3]" office:value-type="percentage" office:value="0.862396443726005">
            <text:p>86,24%</text:p>
          </table:table-cell>
          <table:table-cell office:value-type="float" office:value="8.207">
            <text:p>8,21</text:p>
          </table:table-cell>
          <table:table-cell table:formula="of:=[.I3]/[.F3]" office:value-type="percentage" office:value="0.127562677774842">
            <text:p>12,76%</text:p>
          </table:table-cell>
          <table:table-cell office:value-type="float" office:value="12.822">
            <text:p>12,82</text:p>
          </table:table-cell>
          <table:table-cell table:formula="of:=[.K3]/[.F3]" office:value-type="percentage" office:value="0.199294340737056">
            <text:p>19,93%</text:p>
          </table:table-cell>
          <table:table-cell office:value-type="float" office:value="17.757">
            <text:p>17,76</text:p>
          </table:table-cell>
          <table:table-cell table:formula="of:=[.M3]/[.F3]" office:value-type="percentage" office:value="0.275999813482133">
            <text:p>27,6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6.968">
            <text:p>66,97</text:p>
          </table:table-cell>
          <table:table-cell office:value-type="float" office:value="55.484">
            <text:p>55,48</text:p>
          </table:table-cell>
          <table:table-cell table:formula="of:=[.G4]/[.F4]" office:value-type="percentage" office:value="0.828515111695138">
            <text:p>82,85%</text:p>
          </table:table-cell>
          <table:table-cell office:value-type="float" office:value="10.838">
            <text:p>10,84</text:p>
          </table:table-cell>
          <table:table-cell table:formula="of:=[.I4]/[.F4]" office:value-type="percentage" office:value="0.161838490025087">
            <text:p>16,18%</text:p>
          </table:table-cell>
          <table:table-cell office:value-type="float" office:value="12.822">
            <text:p>12,82</text:p>
          </table:table-cell>
          <table:table-cell table:formula="of:=[.K4]/[.F4]" office:value-type="percentage" office:value="0.191464580097957">
            <text:p>19,15%</text:p>
          </table:table-cell>
          <table:table-cell office:value-type="float" office:value="17.822">
            <text:p>17,82</text:p>
          </table:table-cell>
          <table:table-cell table:formula="of:=[.M4]/[.F4]" office:value-type="percentage" office:value="0.266127105483216">
            <text:p>26,6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.48">
            <text:p>73,48</text:p>
          </table:table-cell>
          <table:table-cell office:value-type="float" office:value="55.484">
            <text:p>55,48</text:p>
          </table:table-cell>
          <table:table-cell table:formula="of:=[.G5]/[.F5]" office:value-type="percentage" office:value="0.755089820359281">
            <text:p>75,51%</text:p>
          </table:table-cell>
          <table:table-cell office:value-type="float" office:value="17.996">
            <text:p>18,00</text:p>
          </table:table-cell>
          <table:table-cell table:formula="of:=[.I5]/[.F5]" office:value-type="percentage" office:value="0.244910179640719">
            <text:p>24,49%</text:p>
          </table:table-cell>
          <table:table-cell office:value-type="float" office:value="12.822">
            <text:p>12,82</text:p>
          </table:table-cell>
          <table:table-cell table:formula="of:=[.K5]/[.F5]" office:value-type="percentage" office:value="0.17449646162221">
            <text:p>17,45%</text:p>
          </table:table-cell>
          <table:table-cell office:value-type="float" office:value="17.901">
            <text:p>17,90</text:p>
          </table:table-cell>
          <table:table-cell table:formula="of:=[.M5]/[.F5]" office:value-type="percentage" office:value="0.24361731083288">
            <text:p>24,3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5.702">
            <text:p>85,70</text:p>
          </table:table-cell>
          <table:table-cell office:value-type="float" office:value="55.484">
            <text:p>55,48</text:p>
          </table:table-cell>
          <table:table-cell table:formula="of:=[.G6]/[.F6]" office:value-type="percentage" office:value="0.64740612821171">
            <text:p>64,74%</text:p>
          </table:table-cell>
          <table:table-cell office:value-type="float" office:value="30.218">
            <text:p>30,22</text:p>
          </table:table-cell>
          <table:table-cell table:formula="of:=[.I6]/[.F6]" office:value-type="percentage" office:value="0.35259387178829">
            <text:p>35,26%</text:p>
          </table:table-cell>
          <table:table-cell office:value-type="float" office:value="12.822">
            <text:p>12,82</text:p>
          </table:table-cell>
          <table:table-cell table:formula="of:=[.K6]/[.F6]" office:value-type="percentage" office:value="0.149611444307017">
            <text:p>14,96%</text:p>
          </table:table-cell>
          <table:table-cell office:value-type="float" office:value="17.909">
            <text:p>17,91</text:p>
          </table:table-cell>
          <table:table-cell table:formula="of:=[.M6]/[.F6]" office:value-type="percentage" office:value="0.208968285454248">
            <text:p>20,9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7.656">
            <text:p>107,66</text:p>
          </table:table-cell>
          <table:table-cell office:value-type="float" office:value="55.484">
            <text:p>55,48</text:p>
          </table:table-cell>
          <table:table-cell table:formula="of:=[.G7]/[.F7]" office:value-type="percentage" office:value="0.515382328899458">
            <text:p>51,54%</text:p>
          </table:table-cell>
          <table:table-cell office:value-type="float" office:value="52.172">
            <text:p>52,17</text:p>
          </table:table-cell>
          <table:table-cell table:formula="of:=[.I7]/[.F7]" office:value-type="percentage" office:value="0.484617671100542">
            <text:p>48,46%</text:p>
          </table:table-cell>
          <table:table-cell office:value-type="float" office:value="12.822">
            <text:p>12,82</text:p>
          </table:table-cell>
          <table:table-cell table:formula="of:=[.K7]/[.F7]" office:value-type="percentage" office:value="0.119101582819351">
            <text:p>11,91%</text:p>
          </table:table-cell>
          <table:table-cell office:value-type="float" office:value="17.919">
            <text:p>17,92</text:p>
          </table:table-cell>
          <table:table-cell table:formula="of:=[.M7]/[.F7]" office:value-type="percentage" office:value="0.166446830645761">
            <text:p>16,6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5.263">
            <text:p>115,26</text:p>
          </table:table-cell>
          <table:table-cell office:value-type="float" office:value="55.484">
            <text:p>55,48</text:p>
          </table:table-cell>
          <table:table-cell table:formula="of:=[.G8]/[.F8]" office:value-type="percentage" office:value="0.481368695938853">
            <text:p>48,14%</text:p>
          </table:table-cell>
          <table:table-cell office:value-type="float" office:value="59.779">
            <text:p>59,78</text:p>
          </table:table-cell>
          <table:table-cell table:formula="of:=[.I8]/[.F8]" office:value-type="percentage" office:value="0.518631304061147">
            <text:p>51,86%</text:p>
          </table:table-cell>
          <table:table-cell office:value-type="float" office:value="12.822">
            <text:p>12,82</text:p>
          </table:table-cell>
          <table:table-cell table:formula="of:=[.K8]/[.F8]" office:value-type="percentage" office:value="0.111241248275683">
            <text:p>11,12%</text:p>
          </table:table-cell>
          <table:table-cell office:value-type="float" office:value="17.93">
            <text:p>17,93</text:p>
          </table:table-cell>
          <table:table-cell table:formula="of:=[.M8]/[.F8]" office:value-type="percentage" office:value="0.15555729071775">
            <text:p>15,5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73.465">
            <text:p>173,47</text:p>
          </table:table-cell>
          <table:table-cell office:value-type="float" office:value="55.484">
            <text:p>55,48</text:p>
          </table:table-cell>
          <table:table-cell table:formula="of:=[.G9]/[.F9]" office:value-type="percentage" office:value="0.31985703167786">
            <text:p>31,99%</text:p>
          </table:table-cell>
          <table:table-cell office:value-type="float" office:value="117.981">
            <text:p>117,98</text:p>
          </table:table-cell>
          <table:table-cell table:formula="of:=[.I9]/[.F9]" office:value-type="percentage" office:value="0.68014296832214">
            <text:p>68,01%</text:p>
          </table:table-cell>
          <table:table-cell office:value-type="float" office:value="12.822">
            <text:p>12,82</text:p>
          </table:table-cell>
          <table:table-cell table:formula="of:=[.K9]/[.F9]" office:value-type="percentage" office:value="0.0739169284870147">
            <text:p>7,39%</text:p>
          </table:table-cell>
          <table:table-cell office:value-type="float" office:value="17.941">
            <text:p>17,94</text:p>
          </table:table-cell>
          <table:table-cell table:formula="of:=[.M9]/[.F9]" office:value-type="percentage" office:value="0.103427204335168">
            <text:p>10,3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3.838">
            <text:p>93,84</text:p>
          </table:table-cell>
          <table:table-cell office:value-type="float" office:value="71.495">
            <text:p>71,50</text:p>
          </table:table-cell>
          <table:table-cell table:formula="of:=[.G10]/[.F10]" office:value-type="percentage" office:value="0.761898164922526">
            <text:p>76,19%</text:p>
          </table:table-cell>
          <table:table-cell office:value-type="float" office:value="22.343">
            <text:p>22,34</text:p>
          </table:table-cell>
          <table:table-cell table:formula="of:=[.I10]/[.F10]" office:value-type="percentage" office:value="0.238101835077474">
            <text:p>23,81%</text:p>
          </table:table-cell>
          <table:table-cell office:value-type="float" office:value="18.071">
            <text:p>18,07</text:p>
          </table:table-cell>
          <table:table-cell table:formula="of:=[.K10]/[.F10]" office:value-type="percentage" office:value="0.19257656812805">
            <text:p>19,26%</text:p>
          </table:table-cell>
          <table:table-cell office:value-type="float" office:value="23.584">
            <text:p>23,58</text:p>
          </table:table-cell>
          <table:table-cell table:formula="of:=[.M10]/[.F10]" office:value-type="percentage" office:value="0.251326754619664">
            <text:p>25,13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3.375">
            <text:p>123,38</text:p>
          </table:table-cell>
          <table:table-cell office:value-type="float" office:value="86.548">
            <text:p>86,55</text:p>
          </table:table-cell>
          <table:table-cell table:formula="of:=[.G11]/[.F11]" office:value-type="percentage" office:value="0.701503546099291">
            <text:p>70,15%</text:p>
          </table:table-cell>
          <table:table-cell office:value-type="float" office:value="36.827">
            <text:p>36,83</text:p>
          </table:table-cell>
          <table:table-cell table:formula="of:=[.I11]/[.F11]" office:value-type="percentage" office:value="0.298496453900709">
            <text:p>29,85%</text:p>
          </table:table-cell>
          <table:table-cell office:value-type="float" office:value="23.776">
            <text:p>23,78</text:p>
          </table:table-cell>
          <table:table-cell table:formula="of:=[.K11]/[.F11]" office:value-type="percentage" office:value="0.19271327254306">
            <text:p>19,27%</text:p>
          </table:table-cell>
          <table:table-cell office:value-type="float" office:value="26.42">
            <text:p>26,42</text:p>
          </table:table-cell>
          <table:table-cell table:formula="of:=[.M11]/[.F11]" office:value-type="percentage" office:value="0.214143870314083">
            <text:p>21,41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2.053">
            <text:p>172,05</text:p>
          </table:table-cell>
          <table:table-cell office:value-type="float" office:value="119.141">
            <text:p>119,14</text:p>
          </table:table-cell>
          <table:table-cell table:formula="of:=[.G12]/[.F12]" office:value-type="percentage" office:value="0.692466856143165">
            <text:p>69,25%</text:p>
          </table:table-cell>
          <table:table-cell office:value-type="float" office:value="52.912">
            <text:p>52,91</text:p>
          </table:table-cell>
          <table:table-cell table:formula="of:=[.I12]/[.F12]" office:value-type="percentage" office:value="0.307533143856835">
            <text:p>30,75%</text:p>
          </table:table-cell>
          <table:table-cell office:value-type="float" office:value="34.927">
            <text:p>34,93</text:p>
          </table:table-cell>
          <table:table-cell table:formula="of:=[.K12]/[.F12]" office:value-type="percentage" office:value="0.20300140073117">
            <text:p>20,30%</text:p>
          </table:table-cell>
          <table:table-cell office:value-type="float" office:value="37.075">
            <text:p>37,08</text:p>
          </table:table-cell>
          <table:table-cell table:formula="of:=[.M12]/[.F12]" office:value-type="percentage" office:value="0.21548592584843">
            <text:p>21,5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25.542">
            <text:p>225,54</text:p>
          </table:table-cell>
          <table:table-cell office:value-type="float" office:value="172.19">
            <text:p>172,19</text:p>
          </table:table-cell>
          <table:table-cell table:formula="of:=[.G13]/[.F13]" office:value-type="percentage" office:value="0.763449823092816">
            <text:p>76,34%</text:p>
          </table:table-cell>
          <table:table-cell office:value-type="float" office:value="53.352">
            <text:p>53,35</text:p>
          </table:table-cell>
          <table:table-cell table:formula="of:=[.I13]/[.F13]" office:value-type="percentage" office:value="0.236550176907184">
            <text:p>23,66%</text:p>
          </table:table-cell>
          <table:table-cell office:value-type="float" office:value="54.558">
            <text:p>54,56</text:p>
          </table:table-cell>
          <table:table-cell table:formula="of:=[.K13]/[.F13]" office:value-type="percentage" office:value="0.241897296290713">
            <text:p>24,19%</text:p>
          </table:table-cell>
          <table:table-cell office:value-type="float" office:value="49.842">
            <text:p>49,84</text:p>
          </table:table-cell>
          <table:table-cell table:formula="of:=[.M13]/[.F13]" office:value-type="percentage" office:value="0.220987665268553">
            <text:p>22,1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81.066">
            <text:p>281,07</text:p>
          </table:table-cell>
          <table:table-cell office:value-type="float" office:value="224.823">
            <text:p>224,82</text:p>
          </table:table-cell>
          <table:table-cell table:formula="of:=[.G14]/[.F14]" office:value-type="percentage" office:value="0.799893975080586">
            <text:p>79,99%</text:p>
          </table:table-cell>
          <table:table-cell office:value-type="float" office:value="56.243">
            <text:p>56,24</text:p>
          </table:table-cell>
          <table:table-cell table:formula="of:=[.I14]/[.F14]" office:value-type="percentage" office:value="0.200106024919414">
            <text:p>20,01%</text:p>
          </table:table-cell>
          <table:table-cell office:value-type="float" office:value="71.508">
            <text:p>71,51</text:p>
          </table:table-cell>
          <table:table-cell table:formula="of:=[.K14]/[.F14]" office:value-type="percentage" office:value="0.254417111995047">
            <text:p>25,44%</text:p>
          </table:table-cell>
          <table:table-cell office:value-type="float" office:value="72.007">
            <text:p>72,01</text:p>
          </table:table-cell>
          <table:table-cell table:formula="of:=[.M14]/[.F14]" office:value-type="percentage" office:value="0.256192495712751">
            <text:p>25,6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9.897">
            <text:p>109,90</text:p>
          </table:table-cell>
          <table:table-cell office:value-type="float" office:value="102.047">
            <text:p>102,05</text:p>
          </table:table-cell>
          <table:table-cell table:formula="of:=[.G15]/[.F15]" office:value-type="percentage" office:value="0.928569478693686">
            <text:p>92,86%</text:p>
          </table:table-cell>
          <table:table-cell office:value-type="float" office:value="7.85">
            <text:p>7,85</text:p>
          </table:table-cell>
          <table:table-cell table:formula="of:=[.I15]/[.G15]" office:value-type="percentage" office:value="0.0769253383244975">
            <text:p>7,69%</text:p>
          </table:table-cell>
          <table:table-cell office:value-type="float" office:value="28.533">
            <text:p>28,53</text:p>
          </table:table-cell>
          <table:table-cell table:formula="of:=[.K15]/[.G15]" office:value-type="percentage" office:value="0.279606455848776">
            <text:p>27,96%</text:p>
          </table:table-cell>
          <table:table-cell office:value-type="float" office:value="31.168">
            <text:p>31,17</text:p>
          </table:table-cell>
          <table:table-cell table:formula="of:=[.M15]/[.G15]" office:value-type="percentage" office:value="0.305427891069801">
            <text:p>30,54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8.481">
            <text:p>128,48</text:p>
          </table:table-cell>
          <table:table-cell office:value-type="float" office:value="102.047">
            <text:p>102,05</text:p>
          </table:table-cell>
          <table:table-cell table:formula="of:=[.G16]/[.F16]" office:value-type="percentage" office:value="0.794257516675617">
            <text:p>79,43%</text:p>
          </table:table-cell>
          <table:table-cell office:value-type="float" office:value="26.434">
            <text:p>26,43</text:p>
          </table:table-cell>
          <table:table-cell table:formula="of:=[.I16]/[.F16]" office:value-type="percentage" office:value="0.205742483324383">
            <text:p>20,57%</text:p>
          </table:table-cell>
          <table:table-cell office:value-type="float" office:value="28.533">
            <text:p>28,53</text:p>
          </table:table-cell>
          <table:table-cell table:formula="of:=[.K16]/[.F16]" office:value-type="percentage" office:value="0.222079529268919">
            <text:p>22,21%</text:p>
          </table:table-cell>
          <table:table-cell office:value-type="float" office:value="31.186">
            <text:p>31,19</text:p>
          </table:table-cell>
          <table:table-cell table:formula="of:=[.M16]/[.F16]" office:value-type="percentage" office:value="0.242728496820542">
            <text:p>24,2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7.64">
            <text:p>127,64</text:p>
          </table:table-cell>
          <table:table-cell office:value-type="float" office:value="102.047">
            <text:p>102,05</text:p>
          </table:table-cell>
          <table:table-cell table:formula="of:=[.G17]/[.F17]" office:value-type="percentage" office:value="0.799490755249138">
            <text:p>79,95%</text:p>
          </table:table-cell>
          <table:table-cell office:value-type="float" office:value="25.593">
            <text:p>25,59</text:p>
          </table:table-cell>
          <table:table-cell table:formula="of:=[.I17]/[.F17]" office:value-type="percentage" office:value="0.200509244750862">
            <text:p>20,05%</text:p>
          </table:table-cell>
          <table:table-cell office:value-type="float" office:value="28.533">
            <text:p>28,53</text:p>
          </table:table-cell>
          <table:table-cell table:formula="of:=[.K17]/[.F17]" office:value-type="percentage" office:value="0.223542776559072">
            <text:p>22,35%</text:p>
          </table:table-cell>
          <table:table-cell office:value-type="float" office:value="31.206">
            <text:p>31,21</text:p>
          </table:table-cell>
          <table:table-cell table:formula="of:=[.M17]/[.F17]" office:value-type="percentage" office:value="0.244484487621435">
            <text:p>24,45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G18]+[.I18])" office:value-type="float" office:value="131.662">
            <text:p>131,66</text:p>
          </table:table-cell>
          <table:table-cell office:value-type="float" office:value="102.047">
            <text:p>102,05</text:p>
          </table:table-cell>
          <table:table-cell table:formula="of:=[.G18]/[.F18]" office:value-type="percentage" office:value="0.775067977092859">
            <text:p>77,51%</text:p>
          </table:table-cell>
          <table:table-cell office:value-type="float" office:value="29.615">
            <text:p>29,62</text:p>
          </table:table-cell>
          <table:table-cell table:formula="of:=[.I18]/[.F18]" office:value-type="percentage" office:value="0.224932022907141">
            <text:p>22,49%</text:p>
          </table:table-cell>
          <table:table-cell office:value-type="float" office:value="28.533">
            <text:p>28,53</text:p>
          </table:table-cell>
          <table:table-cell table:formula="of:=[.K18]/[.F18]" office:value-type="percentage" office:value="0.216714010116814">
            <text:p>21,67%</text:p>
          </table:table-cell>
          <table:table-cell office:value-type="float" office:value="32.357">
            <text:p>32,36</text:p>
          </table:table-cell>
          <table:table-cell table:formula="of:=[.M18]/[.F18]" office:value-type="percentage" office:value="0.245758077501481">
            <text:p>24,58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G19]+[.I19])" office:value-type="float" office:value="134.9">
            <text:p>134,90</text:p>
          </table:table-cell>
          <table:table-cell office:value-type="float" office:value="102.047">
            <text:p>102,05</text:p>
          </table:table-cell>
          <table:table-cell table:formula="of:=[.G19]/[.F19]" office:value-type="percentage" office:value="0.75646404744255">
            <text:p>75,65%</text:p>
          </table:table-cell>
          <table:table-cell office:value-type="float" office:value="32.853">
            <text:p>32,85</text:p>
          </table:table-cell>
          <table:table-cell table:formula="of:=[.I19]/[.F19]" office:value-type="percentage" office:value="0.24353595255745">
            <text:p>24,35%</text:p>
          </table:table-cell>
          <table:table-cell office:value-type="float" office:value="28.533">
            <text:p>28,53</text:p>
          </table:table-cell>
          <table:table-cell table:formula="of:=[.K19]/[.F19]" office:value-type="percentage" office:value="0.211512231282431">
            <text:p>21,15%</text:p>
          </table:table-cell>
          <table:table-cell office:value-type="float" office:value="33.348">
            <text:p>33,35</text:p>
          </table:table-cell>
          <table:table-cell table:formula="of:=[.M19]/[.F19]" office:value-type="percentage" office:value="0.247205337286879">
            <text:p>24,72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G20]+[.I20])" office:value-type="float" office:value="138.281">
            <text:p>138,28</text:p>
          </table:table-cell>
          <table:table-cell office:value-type="float" office:value="102.047">
            <text:p>102,05</text:p>
          </table:table-cell>
          <table:table-cell table:formula="of:=[.G20]/[.F20]" office:value-type="percentage" office:value="0.737968339829767">
            <text:p>73,80%</text:p>
          </table:table-cell>
          <table:table-cell office:value-type="float" office:value="36.234">
            <text:p>36,23</text:p>
          </table:table-cell>
          <table:table-cell table:formula="of:=[.I20]/[.F20]" office:value-type="percentage" office:value="0.262031660170233">
            <text:p>26,20%</text:p>
          </table:table-cell>
          <table:table-cell office:value-type="float" office:value="28.533">
            <text:p>28,53</text:p>
          </table:table-cell>
          <table:table-cell table:formula="of:=[.K20]/[.F20]" office:value-type="percentage" office:value="0.206340712028406">
            <text:p>20,63%</text:p>
          </table:table-cell>
          <table:table-cell office:value-type="float" office:value="33.366">
            <text:p>33,37</text:p>
          </table:table-cell>
          <table:table-cell table:formula="of:=[.M20]/[.F20]" office:value-type="percentage" office:value="0.241291283690456">
            <text:p>24,13%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ukládání do akumulátorového pole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/>
          <table:table-cell table:style-name="Default" office:value-type="string">
            <text:p>klastrování bodů v akumulátorovém poli</text:p>
          </table:table-cell>
          <table:table-cell table:style-name="Default" table:number-columns-repeated="12"/>
          <table:table-cell table:number-columns-repeated="1010"/>
        </table:table-row>
      </table:table>
      <table:table table:name="segmentace" table:style-name="ta1">
        <table:table-column table:style-name="co3" table:default-cell-style-name="Default"/>
        <table:table-column table:style-name="co18" table:default-cell-style-name="Default"/>
        <table:table-column table:style-name="co16" table:number-columns-repeated="3" table:default-cell-style-name="ce37"/>
        <table:table-column table:style-name="co19" table:number-columns-repeated="2" table:default-cell-style-name="ce37"/>
        <table:table-column table:style-name="co20" table:default-cell-style-name="Default"/>
        <table:table-column table:style-name="co21" table:number-columns-repeated="3" table:default-cell-style-name="ce37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number-columns-repeated="2" table:default-cell-style-name="Default"/>
        <table:table-column table:style-name="co3" table:number-columns-repeated="1008" table:default-cell-style-name="Default"/>
        <table:table-row table:style-name="ro1">
          <table:table-cell/>
          <table:table-cell table:style-name="ce39"/>
          <table:table-cell table:style-name="ce40" office:value-type="string" table:number-columns-spanned="3" table:number-rows-spanned="1">
            <text:p>Parametry</text:p>
          </table:table-cell>
          <table:covered-table-cell table:number-columns-repeated="2" table:style-name="ce39"/>
          <table:table-cell table:style-name="ce40" office:value-type="string" table:number-columns-spanned="3" table:number-rows-spanned="1">
            <text:p>Body</text:p>
          </table:table-cell>
          <table:covered-table-cell table:number-columns-repeated="2" table:style-name="ce39"/>
          <table:table-cell table:style-name="ce40" office:value-type="string" table:number-columns-spanned="3" table:number-rows-spanned="1">
            <text:p>Segmenty</text:p>
          </table:table-cell>
          <table:covered-table-cell table:number-columns-repeated="2" table:style-name="ce39"/>
          <table:table-cell table:style-name="ce40" office:value-type="string" table:number-columns-spanned="5" table:number-rows-spanned="1">
            <text:p>Čas [s]</text:p>
          </table:table-cell>
          <table:covered-table-cell table:number-columns-repeated="4" table:style-name="ce39"/>
          <table:table-cell table:number-columns-repeated="1008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38" office:value-type="string">
            <text:p>Celkem</text:p>
          </table:table-cell>
          <table:table-cell table:style-name="ce41" office:value-type="string" table:number-columns-spanned="2" table:number-rows-spanned="1">
            <text:p>Segmentováno</text:p>
          </table:table-cell>
          <table:covered-table-cell table:style-name="ce38"/>
          <table:table-cell table:style-name="ce38" office:value-type="string">
            <text:p>Nalezeno</text:p>
          </table:table-cell>
          <table:table-cell table:style-name="ce38" office:value-type="string">
            <text:p>Očekáváno </text:p>
          </table:table-cell>
          <table:table-cell table:style-name="ce38" office:value-type="string">
            <text:p>Správných</text:p>
          </table:table-cell>
          <table:table-cell table:style-name="ce38" office:value-type="string">
            <text:p>Celkem</text:p>
          </table:table-cell>
          <table:table-cell table:style-name="ce38" office:value-type="string">
            <text:p>Segmentace</text:p>
          </table:table-cell>
          <table:table-cell table:style-name="ce38" office:value-type="string">
            <text:p>Klastrování</text:p>
          </table:table-cell>
          <table:table-cell table:style-name="ce38" office:value-type="string">
            <text:p>Kd-strom</text:p>
          </table:table-cell>
          <table:table-cell table:style-name="ce38" office:value-type="string">
            <text:p>SVD</text:p>
          </table:table-cell>
          <table:table-cell table:style-name="ce36" table:number-columns-repeated="1008"/>
        </table:table-row>
        <table:table-row table:style-name="ro1" table:number-rows-repeated="2">
          <table:table-cell/>
          <table:table-cell table:style-name="ce45"/>
          <table:table-cell table:number-columns-repeated="5"/>
          <table:table-cell table:style-name="ce43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37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st-1.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04411">
            <text:p>604411</text:p>
          </table:table-cell>
          <table:table-cell office:value-type="float" office:value="406188">
            <text:p>406188</text:p>
          </table:table-cell>
          <table:table-cell table:style-name="ce43" table:formula="of:=[.G7]/[.F7]" office:value-type="percentage" office:value="0.672039390414801">
            <text:p>67,20%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style-name="ce42" office:value-type="float" office:value="190.388">
            <text:p>190,39</text:p>
          </table:table-cell>
          <table:table-cell table:style-name="ce42" office:value-type="float" office:value="118.19">
            <text:p>118,19</text:p>
          </table:table-cell>
          <table:table-cell table:style-name="ce42" office:value-type="float" office:value="72.198">
            <text:p>72,20</text:p>
          </table:table-cell>
          <table:table-cell table:style-name="ce42" office:value-type="float" office:value="34.62">
            <text:p>34,62</text:p>
          </table:table-cell>
          <table:table-cell table:style-name="ce42" office:value-type="float" office:value="36.467">
            <text:p>36,47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>
            <text:p>st-1.1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04411">
            <text:p>604411</text:p>
          </table:table-cell>
          <table:table-cell office:value-type="float" office:value="16408">
            <text:p>16408</text:p>
          </table:table-cell>
          <table:table-cell table:style-name="ce43" table:formula="of:=[.G8]/[.F8]" office:value-type="percentage" office:value="0.0271470903077542">
            <text:p>2,71%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42" office:value-type="float" office:value="15.072">
            <text:p>15,07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15.072">
            <text:p>15,07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0.023">
            <text:p>0,02</text:p>
          </table:table-cell>
          <table:table-cell table:number-columns-repeated="1008"/>
        </table:table-row>
        <table:table-row table:style-name="ro1">
          <table:table-cell/>
          <table:table-cell table:style-name="ce37" office:value-type="string">
            <text:p>celkem:</text:p>
          </table:table-cell>
          <table:table-cell table:number-columns-repeated="3"/>
          <table:table-cell office:value-type="float" office:value="604411">
            <text:p>604411</text:p>
          </table:table-cell>
          <table:table-cell table:formula="of:=[.G7]+[.G8]" office:value-type="float" office:value="422596">
            <text:p>422596</text:p>
          </table:table-cell>
          <table:table-cell table:style-name="ce37" table:formula="of:=[.H7]+[.H8]" office:value-type="percentage" office:value="0.699186480722555">
            <text:p>69,92%</text:p>
          </table:table-cell>
          <table:table-cell table:formula="of:=[.I7]+[.I8]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style-name="ce42" table:formula="of:=([.L7]+[.L8])/1000" office:value-type="float" office:value="0.20546">
            <text:p>0,21</text:p>
          </table:table-cell>
          <table:table-cell table:style-name="ce42" table:formula="of:=([.M7]+[.M8])/1000" office:value-type="float" office:value="0.11819">
            <text:p>0,12</text:p>
          </table:table-cell>
          <table:table-cell table:style-name="ce42" table:formula="of:=([.N7]+[.N8])/1000" office:value-type="float" office:value="0.08727">
            <text:p>0,09</text:p>
          </table:table-cell>
          <table:table-cell table:style-name="ce42" table:formula="of:=([.O7]+[.O8])/1000" office:value-type="float" office:value="0.03462">
            <text:p>0,03</text:p>
          </table:table-cell>
          <table:table-cell table:style-name="ce42" table:formula="of:=([.P7]+[.P8])/1000" office:value-type="float" office:value="0.03649">
            <text:p>0,04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37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st-2.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91232">
            <text:p>291232</text:p>
          </table:table-cell>
          <table:table-cell office:value-type="float" office:value="215678">
            <text:p>215678</text:p>
          </table:table-cell>
          <table:table-cell table:style-name="ce43" table:formula="of:=[.G11]/[.F11]" office:value-type="percentage" office:value="0.740571091088891">
            <text:p>74,06%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style-name="ce42" office:value-type="float" office:value="80.447">
            <text:p>80,45</text:p>
          </table:table-cell>
          <table:table-cell table:style-name="ce42" office:value-type="float" office:value="69.416">
            <text:p>69,42</text:p>
          </table:table-cell>
          <table:table-cell table:style-name="ce42" office:value-type="float" office:value="11.031">
            <text:p>11,03</text:p>
          </table:table-cell>
          <table:table-cell table:style-name="ce42" office:value-type="float" office:value="19.224">
            <text:p>19,22</text:p>
          </table:table-cell>
          <table:table-cell table:style-name="ce42" office:value-type="float" office:value="22.489">
            <text:p>22,49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37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d2-1.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23695">
            <text:p>723695</text:p>
          </table:table-cell>
          <table:table-cell office:value-type="float" office:value="488026">
            <text:p>488026</text:p>
          </table:table-cell>
          <table:table-cell table:style-name="ce43" table:formula="of:=[.G13]/[.F13]" office:value-type="percentage" office:value="0.674353146007641">
            <text:p>67,44%</text:p>
          </table:table-cell>
          <table:table-cell table:number-columns-repeated="3" office:value-type="float" office:value="3">
            <text:p>3</text:p>
          </table:table-cell>
          <table:table-cell table:style-name="ce42" office:value-type="float" office:value="164.923">
            <text:p>164,92</text:p>
          </table:table-cell>
          <table:table-cell table:style-name="ce42" office:value-type="float" office:value="67.348">
            <text:p>67,35</text:p>
          </table:table-cell>
          <table:table-cell table:style-name="ce42" office:value-type="float" office:value="97.575">
            <text:p>97,58</text:p>
          </table:table-cell>
          <table:table-cell table:style-name="ce42" office:value-type="float" office:value="14.248">
            <text:p>14,25</text:p>
          </table:table-cell>
          <table:table-cell table:style-name="ce42" office:value-type="float" office:value="22.135">
            <text:p>22,14</text:p>
          </table:table-cell>
          <table:table-cell table:number-columns-repeated="1008"/>
        </table:table-row>
        <table:table-row table:style-name="ro1">
          <table:table-cell/>
          <table:table-cell table:style-name="ce45"/>
          <table:table-cell table:number-columns-repeated="5"/>
          <table:table-cell table:style-name="ce43"/>
          <table:table-cell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table-cell/>
          <table:table-cell table:style-name="ce45" office:value-type="string">
            <text:p>cl-0.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11095">
            <text:p>611095</text:p>
          </table:table-cell>
          <table:table-cell office:value-type="float" office:value="331336">
            <text:p>331336</text:p>
          </table:table-cell>
          <table:table-cell table:style-name="ce43" table:formula="of:=[.G15]/[.F15]" office:value-type="percentage" office:value="0.542200476194372">
            <text:p>54,22%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style-name="ce42" office:value-type="float" office:value="328.806">
            <text:p>328,81</text:p>
          </table:table-cell>
          <table:table-cell table:style-name="ce42" office:value-type="float" office:value="163.629">
            <text:p>163,63</text:p>
          </table:table-cell>
          <table:table-cell table:style-name="ce42" office:value-type="float" office:value="165.177">
            <text:p>165,18</text:p>
          </table:table-cell>
          <table:table-cell table:style-name="ce42" office:value-type="float" office:value="48.188">
            <text:p>48,19</text:p>
          </table:table-cell>
          <table:table-cell table:style-name="ce42" office:value-type="float" office:value="50.826">
            <text:p>50,83</text:p>
          </table:table-cell>
          <table:table-cell table:number-columns-repeated="1008"/>
        </table:table-row>
        <table:table-row table:style-name="ro1" table:number-rows-repeated="9">
          <table:table-cell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 table:number-columns-repeated="5"/>
          <table:table-cell table:number-columns-repeated="1008"/>
        </table:table-row>
        <table:table-row table:style-name="ro1" table:number-rows-repeated="11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6"/>
          <table:table-cell table:style-name="ce38"/>
          <table:table-cell table:style-name="ce41" office:value-type="string" table:number-columns-spanned="3" table:number-rows-spanned="1">
            <text:p>Parametry</text:p>
          </table:table-cell>
          <table:covered-table-cell table:number-columns-repeated="2" table:style-name="ce38"/>
          <table:table-cell table:style-name="ce41" office:value-type="string" table:number-columns-spanned="3" table:number-rows-spanned="1">
            <text:p>Body</text:p>
          </table:table-cell>
          <table:covered-table-cell table:number-columns-repeated="2" table:style-name="ce38"/>
          <table:table-cell table:style-name="ce41" office:value-type="string" table:number-columns-spanned="3" table:number-rows-spanned="1">
            <text:p>Segmenty</text:p>
          </table:table-cell>
          <table:covered-table-cell table:number-columns-repeated="2" table:style-name="ce38"/>
          <table:table-cell table:style-name="ce41" office:value-type="string" table:number-columns-spanned="5" table:number-rows-spanned="1">
            <text:p>Čas [s]</text:p>
          </table:table-cell>
          <table:covered-table-cell table:number-columns-repeated="4" table:style-name="ce51"/>
          <table:table-cell table:style-name="ce36" table:number-columns-repeated="1008"/>
        </table:table-row>
        <table:table-row table:style-name="ro1">
          <table:table-cell table:style-name="ce36"/>
          <table:table-cell table:style-name="ce38" office:value-type="string">
            <text:p>test</text:p>
          </table:table-cell>
          <table:table-cell table:style-name="ce38" office:value-type="string">
            <text:p>P1</text:p>
          </table:table-cell>
          <table:table-cell table:style-name="ce38" office:value-type="string">
            <text:p>P2</text:p>
          </table:table-cell>
          <table:table-cell table:style-name="ce38" office:value-type="string">
            <text:p>P3</text:p>
          </table:table-cell>
          <table:table-cell table:style-name="ce38" office:value-type="string">
            <text:p>Celkem</text:p>
          </table:table-cell>
          <table:table-cell table:style-name="ce41" office:value-type="string" table:number-columns-spanned="2" table:number-rows-spanned="1">
            <text:p>Segmentováno</text:p>
          </table:table-cell>
          <table:covered-table-cell table:style-name="ce38"/>
          <table:table-cell table:style-name="ce38" office:value-type="string">
            <text:p>Nalezeno</text:p>
          </table:table-cell>
          <table:table-cell table:style-name="ce38" office:value-type="string">
            <text:p>Očekáváno </text:p>
          </table:table-cell>
          <table:table-cell table:style-name="ce38" office:value-type="string">
            <text:p>Správných</text:p>
          </table:table-cell>
          <table:table-cell table:style-name="ce38" office:value-type="string">
            <text:p>Celkem</text:p>
          </table:table-cell>
          <table:table-cell table:style-name="ce41" office:value-type="string">
            <text:p>Segmentace</text:p>
          </table:table-cell>
          <table:table-cell table:style-name="ce38" office:value-type="string">
            <text:p>Klastrování</text:p>
          </table:table-cell>
          <table:table-cell table:style-name="ce38" office:value-type="string">
            <text:p>Kd-strom</text:p>
          </table:table-cell>
          <table:table-cell table:style-name="ce38" office:value-type="string">
            <text:p>SVD</text:p>
          </table:table-cell>
          <table:table-cell table:style-name="ce36" table:number-columns-repeated="1008"/>
        </table:table-row>
        <table:table-row table:style-name="ro1">
          <table:table-cell table:style-name="ce44"/>
          <table:table-cell table:style-name="ce46" office:value-type="string">
            <text:p>d2-1-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table-cell table:style-name="ce48" office:value-type="float" office:value="723695">
            <text:p>723695</text:p>
          </table:table-cell>
          <table:table-cell table:style-name="ce48" office:value-type="float" office:value="488026">
            <text:p>488026</text:p>
          </table:table-cell>
          <table:table-cell table:style-name="ce49" table:formula="of:=[.G38]/[.F38]" office:value-type="percentage" office:value="0.674353146007641">
            <text:p>67,44%</text:p>
          </table:table-cell>
          <table:table-cell table:number-columns-repeated="3" table:style-name="ce48" office:value-type="float" office:value="3">
            <text:p>3</text:p>
          </table:table-cell>
          <table:table-cell table:style-name="ce50" office:value-type="float" office:value="164.923">
            <text:p>164,92</text:p>
          </table:table-cell>
          <table:table-cell table:style-name="ce52" office:value-type="float" office:value="67.348">
            <text:p>67,35</text:p>
          </table:table-cell>
          <table:table-cell table:style-name="ce50" office:value-type="float" office:value="97.575">
            <text:p>97,58</text:p>
          </table:table-cell>
          <table:table-cell table:style-name="ce50" office:value-type="float" office:value="14.248">
            <text:p>14,25</text:p>
          </table:table-cell>
          <table:table-cell table:style-name="ce50" office:value-type="float" office:value="22.135">
            <text:p>22,14</text:p>
          </table:table-cell>
          <table:table-cell table:style-name="ce44"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/>
          <table:table-cell office:value-type="float" office:value="1000">
            <text:p>1000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2" number:min-integer-digits="0"/>
    </number:number-style>
    <number:percentage-style style:name="N112">
      <number:number number:decimal-places="3" number:min-integer-digits="1"/>
      <number:text>%</number:text>
    </number:percentage-style>
    <number:percentage-style style:name="N113">
      <number:number number:decimal-places="4" number:min-integer-digits="1"/>
      <number:text>%</number:text>
    </number:percentage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22.05.2012</text:date>, <text:time>04:03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20:17:24</meta:creation-date>
    <dc:date>2012-05-22T04:03:50</dc:date>
    <meta:editing-duration>P14DT23H31M9S</meta:editing-duration>
    <meta:editing-cycles>184</meta:editing-cycles>
    <meta:generator>LibreOffice/3.4$Linux LibreOffice_project/340m1$Build-1505</meta:generator>
    <meta:document-statistic meta:table-count="10" meta:cell-count="1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4cm" svg:height="9.528cm" xlink:href=".." xlink:type="simple" chart:class="chart:scatter" chart:style-name="ch1">
        <chart:legend svg:x="0.941cm" svg:y="8.686cm" style:legend-expansion="custom" chartooo:width="3.758cm" chartooo:height="0.636cm" style:legend-expansion-aspect-ratio="5.90880503144654" chart:style-name="ch2"/>
        <chart:plot-area chart:style-name="ch3" table:cell-range-address="'mem graf'.D1:'mem graf'.D116 'mem graf'.E2:'mem graf'.E116 'mem graf'.F1:'mem graf'.F1 'mem graf'.G2:'mem graf'.G116" chart:data-source-has-labels="row" svg:x="0.22cm" svg:y="0.703cm" svg:width="24.153cm" svg:height="7.955cm">
          <chartooo:coordinate-region svg:x="1.027cm" svg:y="0.902cm" svg:width="23.066cm" svg:height="7.109cm"/>
          <chart:axis chart:dimension="x" chart:name="primary-x" chart:style-name="ch4">
            <chart:title svg:x="23.225cm" svg:y="8.727cm" chart:style-name="ch5">
              <text:p>Čas [s]</text:p>
            </chart:title>
          </chart:axis>
          <chart:axis chart:dimension="y" chart:name="primary-y" chart:style-name="ch6">
            <chart:title svg:x="0.213cm" svg:y="0.121cm" chart:style-name="ch5">
              <text:p>Paměť [MB]</text:p>
            </chart:title>
            <chart:grid chart:style-name="ch7" chart:class="major"/>
          </chart:axis>
          <chart:series chart:style-name="ch8" chart:values-cell-range-address="'mem graf'.E2:'mem graf'.E116" chart:label-cell-address="'mem graf'.D1:'mem graf'.D1" chart:class="chart:scatter">
            <chart:domain table:cell-range-address="'mem graf'.D2:'mem graf'.D116"/>
            <chart:data-point chart:repeated="115"/>
          </chart:series>
          <chart:series chart:style-name="ch9" chart:values-cell-range-address="'mem graf'.G2:'mem graf'.G116" chart:label-cell-address="'mem graf'.F1:'mem graf'.F1" chart:class="chart:scatter">
            <chart:domain table:cell-range-address="'mem graf'.F2:'mem graf'.F116"/>
            <chart:data-point chart:repeated="1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Test 1</text:p>
                <draw:g>
                  <svg:desc>'mem graf'.D1:'mem graf'.D1</svg:desc>
                </draw:g>
              </table:table-cell>
              <table:table-cell office:value-type="string">
                <text:p>Sloupec F</text:p>
              </table:table-cell>
              <table:table-cell office:value-type="string">
                <text:p>Test 2</text:p>
                <draw:g>
                  <svg:desc>'mem graf'.F1:'mem graf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02">
                <text:p>12.02</text:p>
                <draw:g>
                  <svg:desc>'mem graf'.D2:'mem graf'.D116</svg:desc>
                </draw:g>
              </table:table-cell>
              <table:table-cell office:value-type="float" office:value="0.275">
                <text:p>0.275</text:p>
                <draw:g>
                  <svg:desc>'mem graf'.E2:'mem graf'.E116</svg:desc>
                </draw:g>
              </table:table-cell>
              <table:table-cell office:value-type="float" office:value="10.864">
                <text:p>10.864</text:p>
                <draw:g>
                  <svg:desc>'mem graf'.F2:'mem graf'.F116</svg:desc>
                </draw:g>
              </table:table-cell>
              <table:table-cell office:value-type="float" office:value="0.275">
                <text:p>0.275</text:p>
                <draw:g>
                  <svg:desc>'mem graf'.G2:'mem graf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725">
                <text:p>22.725</text:p>
              </table:table-cell>
              <table:table-cell office:value-type="float" office:value="132.452">
                <text:p>132.452</text:p>
              </table:table-cell>
              <table:table-cell office:value-type="float" office:value="25.496">
                <text:p>25.496</text:p>
              </table:table-cell>
              <table:table-cell office:value-type="float" office:value="130.716">
                <text:p>130.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23">
                <text:p>32.523</text:p>
              </table:table-cell>
              <table:table-cell office:value-type="float" office:value="132.452">
                <text:p>132.452</text:p>
              </table:table-cell>
              <table:table-cell office:value-type="float" office:value="32.328">
                <text:p>32.328</text:p>
              </table:table-cell>
              <table:table-cell office:value-type="float" office:value="135.715">
                <text:p>135.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56">
                <text:p>42.756</text:p>
              </table:table-cell>
              <table:table-cell office:value-type="float" office:value="167.009">
                <text:p>167.009</text:p>
              </table:table-cell>
              <table:table-cell office:value-type="float" office:value="41.674">
                <text:p>41.674</text:p>
              </table:table-cell>
              <table:table-cell office:value-type="float" office:value="178.358">
                <text:p>178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52">
                <text:p>52.52</text:p>
              </table:table-cell>
              <table:table-cell office:value-type="float" office:value="164.689">
                <text:p>164.689</text:p>
              </table:table-cell>
              <table:table-cell office:value-type="float" office:value="51.824">
                <text:p>51.824</text:p>
              </table:table-cell>
              <table:table-cell office:value-type="float" office:value="164.689">
                <text:p>164.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714">
                <text:p>62.714</text:p>
              </table:table-cell>
              <table:table-cell office:value-type="float" office:value="169.746">
                <text:p>169.746</text:p>
              </table:table-cell>
              <table:table-cell office:value-type="float" office:value="61.385">
                <text:p>61.385</text:p>
              </table:table-cell>
              <table:table-cell office:value-type="float" office:value="169.688">
                <text:p>169.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904">
                <text:p>72.904</text:p>
              </table:table-cell>
              <table:table-cell office:value-type="float" office:value="179.858">
                <text:p>179.858</text:p>
              </table:table-cell>
              <table:table-cell office:value-type="float" office:value="71.639">
                <text:p>71.639</text:p>
              </table:table-cell>
              <table:table-cell office:value-type="float" office:value="169.743">
                <text:p>169.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68">
                <text:p>75.968</text:p>
              </table:table-cell>
              <table:table-cell office:value-type="float" office:value="180.322">
                <text:p>180.322</text:p>
              </table:table-cell>
              <table:table-cell office:value-type="float" office:value="77.033">
                <text:p>77.033</text:p>
              </table:table-cell>
              <table:table-cell office:value-type="float" office:value="167.287">
                <text:p>167.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.006">
                <text:p>79.006</text:p>
              </table:table-cell>
              <table:table-cell office:value-type="float" office:value="167.526">
                <text:p>167.526</text:p>
              </table:table-cell>
              <table:table-cell office:value-type="float" office:value="81.789">
                <text:p>81.789</text:p>
              </table:table-cell>
              <table:table-cell office:value-type="float" office:value="167.491">
                <text:p>167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031">
                <text:p>81.031</text:p>
              </table:table-cell>
              <table:table-cell office:value-type="float" office:value="167.656">
                <text:p>167.656</text:p>
              </table:table-cell>
              <table:table-cell office:value-type="float" office:value="86.591">
                <text:p>86.591</text:p>
              </table:table-cell>
              <table:table-cell office:value-type="float" office:value="167.615">
                <text:p>167.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079">
                <text:p>83.079</text:p>
              </table:table-cell>
              <table:table-cell office:value-type="float" office:value="167.804">
                <text:p>167.804</text:p>
              </table:table-cell>
              <table:table-cell office:value-type="float" office:value="91.507">
                <text:p>91.507</text:p>
              </table:table-cell>
              <table:table-cell office:value-type="float" office:value="167.583">
                <text:p>167.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164">
                <text:p>85.164</text:p>
              </table:table-cell>
              <table:table-cell office:value-type="float" office:value="167.75">
                <text:p>167.75</text:p>
              </table:table-cell>
              <table:table-cell office:value-type="float" office:value="96.26">
                <text:p>96.26</text:p>
              </table:table-cell>
              <table:table-cell office:value-type="float" office:value="167.752">
                <text:p>167.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022">
                <text:p>87.022</text:p>
              </table:table-cell>
              <table:table-cell office:value-type="float" office:value="168">
                <text:p>168</text:p>
              </table:table-cell>
              <table:table-cell office:value-type="float" office:value="99.731">
                <text:p>99.731</text:p>
              </table:table-cell>
              <table:table-cell office:value-type="float" office:value="167.946">
                <text:p>167.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657">
                <text:p>88.657</text:p>
              </table:table-cell>
              <table:table-cell office:value-type="float" office:value="168.227">
                <text:p>168.227</text:p>
              </table:table-cell>
              <table:table-cell office:value-type="float" office:value="102.317">
                <text:p>102.317</text:p>
              </table:table-cell>
              <table:table-cell office:value-type="float" office:value="168.156">
                <text:p>168.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297">
                <text:p>90.297</text:p>
              </table:table-cell>
              <table:table-cell office:value-type="float" office:value="168.405">
                <text:p>168.405</text:p>
              </table:table-cell>
              <table:table-cell office:value-type="float" office:value="104.94">
                <text:p>104.94</text:p>
              </table:table-cell>
              <table:table-cell office:value-type="float" office:value="168.174">
                <text:p>168.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078">
                <text:p>92.078</text:p>
              </table:table-cell>
              <table:table-cell office:value-type="float" office:value="168.456">
                <text:p>168.456</text:p>
              </table:table-cell>
              <table:table-cell office:value-type="float" office:value="109.847">
                <text:p>109.847</text:p>
              </table:table-cell>
              <table:table-cell office:value-type="float" office:value="168.513">
                <text:p>168.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33">
                <text:p>93.633</text:p>
              </table:table-cell>
              <table:table-cell office:value-type="float" office:value="168.636">
                <text:p>168.636</text:p>
              </table:table-cell>
              <table:table-cell office:value-type="float" office:value="111.896">
                <text:p>111.896</text:p>
              </table:table-cell>
              <table:table-cell office:value-type="float" office:value="168.776">
                <text:p>168.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914">
                <text:p>95.914</text:p>
              </table:table-cell>
              <table:table-cell office:value-type="float" office:value="169.11">
                <text:p>169.11</text:p>
              </table:table-cell>
              <table:table-cell office:value-type="float" office:value="114.288">
                <text:p>114.288</text:p>
              </table:table-cell>
              <table:table-cell office:value-type="float" office:value="168.955">
                <text:p>168.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579">
                <text:p>97.579</text:p>
              </table:table-cell>
              <table:table-cell office:value-type="float" office:value="169.309">
                <text:p>169.309</text:p>
              </table:table-cell>
              <table:table-cell office:value-type="float" office:value="117.117">
                <text:p>117.11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51">
                <text:p>99.351</text:p>
              </table:table-cell>
              <table:table-cell office:value-type="float" office:value="169.393">
                <text:p>169.393</text:p>
              </table:table-cell>
              <table:table-cell office:value-type="float" office:value="120.345">
                <text:p>120.345</text:p>
              </table:table-cell>
              <table:table-cell office:value-type="float" office:value="169.208">
                <text:p>169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119">
                <text:p>101.119</text:p>
              </table:table-cell>
              <table:table-cell office:value-type="float" office:value="169.549">
                <text:p>169.549</text:p>
              </table:table-cell>
              <table:table-cell office:value-type="float" office:value="123.603">
                <text:p>123.603</text:p>
              </table:table-cell>
              <table:table-cell office:value-type="float" office:value="169.359">
                <text:p>169.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89">
                <text:p>102.89</text:p>
              </table:table-cell>
              <table:table-cell office:value-type="float" office:value="169.709">
                <text:p>169.709</text:p>
              </table:table-cell>
              <table:table-cell office:value-type="float" office:value="126.811">
                <text:p>126.811</text:p>
              </table:table-cell>
              <table:table-cell office:value-type="float" office:value="169.532">
                <text:p>169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669">
                <text:p>104.669</text:p>
              </table:table-cell>
              <table:table-cell office:value-type="float" office:value="169.868">
                <text:p>169.868</text:p>
              </table:table-cell>
              <table:table-cell office:value-type="float" office:value="130.211">
                <text:p>130.211</text:p>
              </table:table-cell>
              <table:table-cell office:value-type="float" office:value="169.524">
                <text:p>169.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.517">
                <text:p>106.517</text:p>
              </table:table-cell>
              <table:table-cell office:value-type="float" office:value="169.824">
                <text:p>169.824</text:p>
              </table:table-cell>
              <table:table-cell office:value-type="float" office:value="133.921">
                <text:p>133.921</text:p>
              </table:table-cell>
              <table:table-cell office:value-type="float" office:value="169.64">
                <text:p>169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.357">
                <text:p>108.357</text:p>
              </table:table-cell>
              <table:table-cell office:value-type="float" office:value="169.962">
                <text:p>169.962</text:p>
              </table:table-cell>
              <table:table-cell office:value-type="float" office:value="137.533">
                <text:p>137.533</text:p>
              </table:table-cell>
              <table:table-cell office:value-type="float" office:value="169.751">
                <text:p>169.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.204">
                <text:p>110.204</text:p>
              </table:table-cell>
              <table:table-cell office:value-type="float" office:value="170.111">
                <text:p>170.111</text:p>
              </table:table-cell>
              <table:table-cell office:value-type="float" office:value="141.047">
                <text:p>141.047</text:p>
              </table:table-cell>
              <table:table-cell office:value-type="float" office:value="169.872">
                <text:p>169.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018">
                <text:p>112.018</text:p>
              </table:table-cell>
              <table:table-cell office:value-type="float" office:value="170.264">
                <text:p>170.264</text:p>
              </table:table-cell>
              <table:table-cell office:value-type="float" office:value="144.509">
                <text:p>144.509</text:p>
              </table:table-cell>
              <table:table-cell office:value-type="float" office:value="169.816">
                <text:p>169.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794">
                <text:p>113.794</text:p>
              </table:table-cell>
              <table:table-cell office:value-type="float" office:value="170.171">
                <text:p>170.171</text:p>
              </table:table-cell>
              <table:table-cell office:value-type="float" office:value="147.593">
                <text:p>147.593</text:p>
              </table:table-cell>
              <table:table-cell office:value-type="float" office:value="169.982">
                <text:p>169.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488">
                <text:p>115.488</text:p>
              </table:table-cell>
              <table:table-cell office:value-type="float" office:value="170.334">
                <text:p>170.334</text:p>
              </table:table-cell>
              <table:table-cell office:value-type="float" office:value="150.106">
                <text:p>150.106</text:p>
              </table:table-cell>
              <table:table-cell office:value-type="float" office:value="170.15">
                <text:p>17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.376">
                <text:p>117.376</text:p>
              </table:table-cell>
              <table:table-cell office:value-type="float" office:value="170.453">
                <text:p>170.453</text:p>
              </table:table-cell>
              <table:table-cell office:value-type="float" office:value="153.575">
                <text:p>153.575</text:p>
              </table:table-cell>
              <table:table-cell office:value-type="float" office:value="170.298">
                <text:p>170.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.326">
                <text:p>119.326</text:p>
              </table:table-cell>
              <table:table-cell office:value-type="float" office:value="170.586">
                <text:p>170.586</text:p>
              </table:table-cell>
              <table:table-cell office:value-type="float" office:value="157.67">
                <text:p>157.67</text:p>
              </table:table-cell>
              <table:table-cell office:value-type="float" office:value="170.214">
                <text:p>170.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.063">
                <text:p>121.063</text:p>
              </table:table-cell>
              <table:table-cell office:value-type="float" office:value="170.515">
                <text:p>170.515</text:p>
              </table:table-cell>
              <table:table-cell office:value-type="float" office:value="160.405">
                <text:p>160.405</text:p>
              </table:table-cell>
              <table:table-cell office:value-type="float" office:value="170.327">
                <text:p>170.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.799">
                <text:p>122.799</text:p>
              </table:table-cell>
              <table:table-cell office:value-type="float" office:value="170.607">
                <text:p>170.607</text:p>
              </table:table-cell>
              <table:table-cell office:value-type="float" office:value="163.56">
                <text:p>163.56</text:p>
              </table:table-cell>
              <table:table-cell office:value-type="float" office:value="170.453">
                <text:p>170.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4.58">
                <text:p>124.58</text:p>
              </table:table-cell>
              <table:table-cell office:value-type="float" office:value="170.708">
                <text:p>170.708</text:p>
              </table:table-cell>
              <table:table-cell office:value-type="float" office:value="167.028">
                <text:p>167.028</text:p>
              </table:table-cell>
              <table:table-cell office:value-type="float" office:value="170.553">
                <text:p>170.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366">
                <text:p>126.366</text:p>
              </table:table-cell>
              <table:table-cell office:value-type="float" office:value="170.83">
                <text:p>170.83</text:p>
              </table:table-cell>
              <table:table-cell office:value-type="float" office:value="170.449">
                <text:p>170.449</text:p>
              </table:table-cell>
              <table:table-cell office:value-type="float" office:value="170.447">
                <text:p>170.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.133">
                <text:p>128.133</text:p>
              </table:table-cell>
              <table:table-cell office:value-type="float" office:value="170.714">
                <text:p>170.714</text:p>
              </table:table-cell>
              <table:table-cell office:value-type="float" office:value="173.677">
                <text:p>173.677</text:p>
              </table:table-cell>
              <table:table-cell office:value-type="float" office:value="170.579">
                <text:p>170.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951">
                <text:p>129.951</text:p>
              </table:table-cell>
              <table:table-cell office:value-type="float" office:value="170.859">
                <text:p>170.859</text:p>
              </table:table-cell>
              <table:table-cell office:value-type="float" office:value="176.957">
                <text:p>176.957</text:p>
              </table:table-cell>
              <table:table-cell office:value-type="float" office:value="170.701">
                <text:p>170.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.627">
                <text:p>131.627</text:p>
              </table:table-cell>
              <table:table-cell office:value-type="float" office:value="170.968">
                <text:p>170.968</text:p>
              </table:table-cell>
              <table:table-cell office:value-type="float" office:value="179.429">
                <text:p>179.429</text:p>
              </table:table-cell>
              <table:table-cell office:value-type="float" office:value="170.801">
                <text:p>170.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683">
                <text:p>133.683</text:p>
              </table:table-cell>
              <table:table-cell office:value-type="float" office:value="171.079">
                <text:p>171.079</text:p>
              </table:table-cell>
              <table:table-cell office:value-type="float" office:value="183.804">
                <text:p>183.804</text:p>
              </table:table-cell>
              <table:table-cell office:value-type="float" office:value="170.662">
                <text:p>170.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.367">
                <text:p>135.367</text:p>
              </table:table-cell>
              <table:table-cell office:value-type="float" office:value="170.912">
                <text:p>170.912</text:p>
              </table:table-cell>
              <table:table-cell office:value-type="float" office:value="186.568">
                <text:p>186.568</text:p>
              </table:table-cell>
              <table:table-cell office:value-type="float" office:value="170.798">
                <text:p>170.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.269">
                <text:p>137.269</text:p>
              </table:table-cell>
              <table:table-cell office:value-type="float" office:value="171.045">
                <text:p>171.045</text:p>
              </table:table-cell>
              <table:table-cell office:value-type="float" office:value="190.363">
                <text:p>190.363</text:p>
              </table:table-cell>
              <table:table-cell office:value-type="float" office:value="170.927">
                <text:p>170.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9.039">
                <text:p>139.039</text:p>
              </table:table-cell>
              <table:table-cell office:value-type="float" office:value="171.152">
                <text:p>171.152</text:p>
              </table:table-cell>
              <table:table-cell office:value-type="float" office:value="193.218">
                <text:p>193.218</text:p>
              </table:table-cell>
              <table:table-cell office:value-type="float" office:value="171.043">
                <text:p>171.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.881">
                <text:p>140.881</text:p>
              </table:table-cell>
              <table:table-cell office:value-type="float" office:value="171.267">
                <text:p>171.267</text:p>
              </table:table-cell>
              <table:table-cell office:value-type="float" office:value="196.534">
                <text:p>196.534</text:p>
              </table:table-cell>
              <table:table-cell office:value-type="float" office:value="170.858">
                <text:p>170.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2.502">
                <text:p>142.502</text:p>
              </table:table-cell>
              <table:table-cell office:value-type="float" office:value="171.096">
                <text:p>171.096</text:p>
              </table:table-cell>
              <table:table-cell office:value-type="float" office:value="198.811">
                <text:p>198.811</text:p>
              </table:table-cell>
              <table:table-cell office:value-type="float" office:value="170.982">
                <text:p>170.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.253">
                <text:p>144.253</text:p>
              </table:table-cell>
              <table:table-cell office:value-type="float" office:value="171.219">
                <text:p>171.219</text:p>
              </table:table-cell>
              <table:table-cell office:value-type="float" office:value="201.744">
                <text:p>201.744</text:p>
              </table:table-cell>
              <table:table-cell office:value-type="float" office:value="171.096">
                <text:p>171.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.861">
                <text:p>145.861</text:p>
              </table:table-cell>
              <table:table-cell office:value-type="float" office:value="171.381">
                <text:p>171.381</text:p>
              </table:table-cell>
              <table:table-cell office:value-type="float" office:value="204.337">
                <text:p>204.337</text:p>
              </table:table-cell>
              <table:table-cell office:value-type="float" office:value="171.266">
                <text:p>171.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.613">
                <text:p>147.613</text:p>
              </table:table-cell>
              <table:table-cell office:value-type="float" office:value="171.547">
                <text:p>171.547</text:p>
              </table:table-cell>
              <table:table-cell office:value-type="float" office:value="207.533">
                <text:p>207.533</text:p>
              </table:table-cell>
              <table:table-cell office:value-type="float" office:value="171.182">
                <text:p>171.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.457">
                <text:p>149.457</text:p>
              </table:table-cell>
              <table:table-cell office:value-type="float" office:value="171.43">
                <text:p>171.43</text:p>
              </table:table-cell>
              <table:table-cell office:value-type="float" office:value="211.176">
                <text:p>211.176</text:p>
              </table:table-cell>
              <table:table-cell office:value-type="float" office:value="171.342">
                <text:p>171.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.335">
                <text:p>151.335</text:p>
              </table:table-cell>
              <table:table-cell office:value-type="float" office:value="171.57">
                <text:p>171.57</text:p>
              </table:table-cell>
              <table:table-cell office:value-type="float" office:value="215.067">
                <text:p>215.067</text:p>
              </table:table-cell>
              <table:table-cell office:value-type="float" office:value="171.474">
                <text:p>171.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.244">
                <text:p>153.244</text:p>
              </table:table-cell>
              <table:table-cell office:value-type="float" office:value="171.712">
                <text:p>171.712</text:p>
              </table:table-cell>
              <table:table-cell office:value-type="float" office:value="219.051">
                <text:p>219.051</text:p>
              </table:table-cell>
              <table:table-cell office:value-type="float" office:value="171.582">
                <text:p>171.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.135">
                <text:p>155.135</text:p>
              </table:table-cell>
              <table:table-cell office:value-type="float" office:value="171.867">
                <text:p>171.867</text:p>
              </table:table-cell>
              <table:table-cell office:value-type="float" office:value="222.799">
                <text:p>222.799</text:p>
              </table:table-cell>
              <table:table-cell office:value-type="float" office:value="171.492">
                <text:p>171.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.054">
                <text:p>157.054</text:p>
              </table:table-cell>
              <table:table-cell office:value-type="float" office:value="171.743">
                <text:p>171.743</text:p>
              </table:table-cell>
              <table:table-cell office:value-type="float" office:value="226.434">
                <text:p>226.434</text:p>
              </table:table-cell>
              <table:table-cell office:value-type="float" office:value="171.661">
                <text:p>171.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.928">
                <text:p>158.928</text:p>
              </table:table-cell>
              <table:table-cell office:value-type="float" office:value="171.85">
                <text:p>171.85</text:p>
              </table:table-cell>
              <table:table-cell office:value-type="float" office:value="229.928">
                <text:p>229.928</text:p>
              </table:table-cell>
              <table:table-cell office:value-type="float" office:value="171.792">
                <text:p>171.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.672">
                <text:p>160.672</text:p>
              </table:table-cell>
              <table:table-cell office:value-type="float" office:value="171.949">
                <text:p>171.949</text:p>
              </table:table-cell>
              <table:table-cell office:value-type="float" office:value="232.809">
                <text:p>232.809</text:p>
              </table:table-cell>
              <table:table-cell office:value-type="float" office:value="171.911">
                <text:p>171.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.587">
                <text:p>162.587</text:p>
              </table:table-cell>
              <table:table-cell office:value-type="float" office:value="172.068">
                <text:p>172.068</text:p>
              </table:table-cell>
              <table:table-cell office:value-type="float" office:value="236.564">
                <text:p>236.564</text:p>
              </table:table-cell>
              <table:table-cell office:value-type="float" office:value="171.818">
                <text:p>171.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.434">
                <text:p>164.434</text:p>
              </table:table-cell>
              <table:table-cell office:value-type="float" office:value="171.992">
                <text:p>171.992</text:p>
              </table:table-cell>
              <table:table-cell office:value-type="float" office:value="240.673">
                <text:p>240.673</text:p>
              </table:table-cell>
              <table:table-cell office:value-type="float" office:value="171.953">
                <text:p>171.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.334">
                <text:p>166.334</text:p>
              </table:table-cell>
              <table:table-cell office:value-type="float" office:value="172.102">
                <text:p>172.102</text:p>
              </table:table-cell>
              <table:table-cell office:value-type="float" office:value="244.375">
                <text:p>244.375</text:p>
              </table:table-cell>
              <table:table-cell office:value-type="float" office:value="172.087">
                <text:p>172.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.273">
                <text:p>168.273</text:p>
              </table:table-cell>
              <table:table-cell office:value-type="float" office:value="172.224">
                <text:p>172.224</text:p>
              </table:table-cell>
              <table:table-cell office:value-type="float" office:value="247.905">
                <text:p>247.905</text:p>
              </table:table-cell>
              <table:table-cell office:value-type="float" office:value="172.221">
                <text:p>172.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.145">
                <text:p>170.145</text:p>
              </table:table-cell>
              <table:table-cell office:value-type="float" office:value="172.323">
                <text:p>172.323</text:p>
              </table:table-cell>
              <table:table-cell office:value-type="float" office:value="251.188">
                <text:p>251.188</text:p>
              </table:table-cell>
              <table:table-cell office:value-type="float" office:value="172.047">
                <text:p>172.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2.01">
                <text:p>172.01</text:p>
              </table:table-cell>
              <table:table-cell office:value-type="float" office:value="172.178">
                <text:p>172.178</text:p>
              </table:table-cell>
              <table:table-cell office:value-type="float" office:value="254.37">
                <text:p>254.37</text:p>
              </table:table-cell>
              <table:table-cell office:value-type="float" office:value="172.167">
                <text:p>172.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.937">
                <text:p>173.937</text:p>
              </table:table-cell>
              <table:table-cell office:value-type="float" office:value="172.293">
                <text:p>172.293</text:p>
              </table:table-cell>
              <table:table-cell office:value-type="float" office:value="258.037">
                <text:p>258.037</text:p>
              </table:table-cell>
              <table:table-cell office:value-type="float" office:value="172.295">
                <text:p>172.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.001">
                <text:p>176.001</text:p>
              </table:table-cell>
              <table:table-cell office:value-type="float" office:value="172.412">
                <text:p>172.412</text:p>
              </table:table-cell>
              <table:table-cell office:value-type="float" office:value="262.588">
                <text:p>262.588</text:p>
              </table:table-cell>
              <table:table-cell office:value-type="float" office:value="172.402">
                <text:p>172.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.128">
                <text:p>178.128</text:p>
              </table:table-cell>
              <table:table-cell office:value-type="float" office:value="172.535">
                <text:p>172.535</text:p>
              </table:table-cell>
              <table:table-cell office:value-type="float" office:value="267.71">
                <text:p>267.71</text:p>
              </table:table-cell>
              <table:table-cell office:value-type="float" office:value="172.269">
                <text:p>172.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.221">
                <text:p>180.221</text:p>
              </table:table-cell>
              <table:table-cell office:value-type="float" office:value="172.377">
                <text:p>172.377</text:p>
              </table:table-cell>
              <table:table-cell office:value-type="float" office:value="272.452">
                <text:p>272.452</text:p>
              </table:table-cell>
              <table:table-cell office:value-type="float" office:value="172.405">
                <text:p>172.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.615">
                <text:p>182.615</text:p>
              </table:table-cell>
              <table:table-cell office:value-type="float" office:value="172.512">
                <text:p>172.512</text:p>
              </table:table-cell>
              <table:table-cell office:value-type="float" office:value="278.745">
                <text:p>278.745</text:p>
              </table:table-cell>
              <table:table-cell office:value-type="float" office:value="172.524">
                <text:p>172.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5.171">
                <text:p>185.171</text:p>
              </table:table-cell>
              <table:table-cell office:value-type="float" office:value="172.669">
                <text:p>172.669</text:p>
              </table:table-cell>
              <table:table-cell office:value-type="float" office:value="285.604">
                <text:p>285.604</text:p>
              </table:table-cell>
              <table:table-cell office:value-type="float" office:value="172.673">
                <text:p>172.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2.043">
                <text:p>192.043</text:p>
              </table:table-cell>
              <table:table-cell office:value-type="float" office:value="137.948">
                <text:p>137.948</text:p>
              </table:table-cell>
              <table:table-cell office:value-type="float" office:value="290.294">
                <text:p>290.294</text:p>
              </table:table-cell>
              <table:table-cell office:value-type="float" office:value="137.884">
                <text:p>137.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.728">
                <text:p>202.728</text:p>
              </table:table-cell>
              <table:table-cell office:value-type="float" office:value="144.37">
                <text:p>144.37</text:p>
              </table:table-cell>
              <table:table-cell office:value-type="float" office:value="295.398">
                <text:p>295.398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4">
                <text:p>226.4</text:p>
              </table:table-cell>
              <table:table-cell office:value-type="float" office:value="144.37">
                <text:p>144.37</text:p>
              </table:table-cell>
              <table:table-cell office:value-type="float" office:value="305.161">
                <text:p>305.161</text:p>
              </table:table-cell>
              <table:table-cell office:value-type="float" office:value="144.305">
                <text:p>144.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8.49">
                <text:p>228.49</text:p>
              </table:table-cell>
              <table:table-cell office:value-type="float" office:value="146.224">
                <text:p>146.224</text:p>
              </table:table-cell>
              <table:table-cell office:value-type="float" office:value="307.954">
                <text:p>307.954</text:p>
              </table:table-cell>
              <table:table-cell office:value-type="float" office:value="149.018">
                <text:p>149.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9.764">
                <text:p>229.764</text:p>
              </table:table-cell>
              <table:table-cell office:value-type="float" office:value="148.044">
                <text:p>148.044</text:p>
              </table:table-cell>
              <table:table-cell office:value-type="float" office:value="309.96">
                <text:p>309.96</text:p>
              </table:table-cell>
              <table:table-cell office:value-type="float" office:value="147.767">
                <text:p>147.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.377">
                <text:p>231.377</text:p>
              </table:table-cell>
              <table:table-cell office:value-type="float" office:value="145.785">
                <text:p>145.785</text:p>
              </table:table-cell>
              <table:table-cell office:value-type="float" office:value="312.423">
                <text:p>312.423</text:p>
              </table:table-cell>
              <table:table-cell office:value-type="float" office:value="149.262">
                <text:p>149.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.141">
                <text:p>233.141</text:p>
              </table:table-cell>
              <table:table-cell office:value-type="float" office:value="147.098">
                <text:p>147.098</text:p>
              </table:table-cell>
              <table:table-cell office:value-type="float" office:value="315.598">
                <text:p>315.598</text:p>
              </table:table-cell>
              <table:table-cell office:value-type="float" office:value="150.872">
                <text:p>150.8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5.555">
                <text:p>235.555</text:p>
              </table:table-cell>
              <table:table-cell office:value-type="float" office:value="148.65">
                <text:p>148.65</text:p>
              </table:table-cell>
              <table:table-cell office:value-type="float" office:value="319.293">
                <text:p>319.293</text:p>
              </table:table-cell>
              <table:table-cell office:value-type="float" office:value="152.86">
                <text:p>152.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.659">
                <text:p>237.659</text:p>
              </table:table-cell>
              <table:table-cell office:value-type="float" office:value="150.395">
                <text:p>150.395</text:p>
              </table:table-cell>
              <table:table-cell office:value-type="float" office:value="323.549">
                <text:p>323.549</text:p>
              </table:table-cell>
              <table:table-cell office:value-type="float" office:value="148.576">
                <text:p>148.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.844">
                <text:p>238.844</text:p>
              </table:table-cell>
              <table:table-cell office:value-type="float" office:value="146.109">
                <text:p>146.109</text:p>
              </table:table-cell>
              <table:table-cell office:value-type="float" office:value="328.72">
                <text:p>328.72</text:p>
              </table:table-cell>
              <table:table-cell office:value-type="float" office:value="151.074">
                <text:p>151.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.51">
                <text:p>239.51</text:p>
              </table:table-cell>
              <table:table-cell office:value-type="float" office:value="146.26">
                <text:p>146.26</text:p>
              </table:table-cell>
              <table:table-cell office:value-type="float" office:value="335.228">
                <text:p>335.228</text:p>
              </table:table-cell>
              <table:table-cell office:value-type="float" office:value="153.849">
                <text:p>153.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.184">
                <text:p>240.184</text:p>
              </table:table-cell>
              <table:table-cell office:value-type="float" office:value="146.474">
                <text:p>146.474</text:p>
              </table:table-cell>
              <table:table-cell office:value-type="float" office:value="342.136">
                <text:p>342.136</text:p>
              </table:table-cell>
              <table:table-cell office:value-type="float" office:value="156.908">
                <text:p>156.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.864">
                <text:p>240.864</text:p>
              </table:table-cell>
              <table:table-cell office:value-type="float" office:value="146.807">
                <text:p>146.807</text:p>
              </table:table-cell>
              <table:table-cell office:value-type="float" office:value="352.057">
                <text:p>352.057</text:p>
              </table:table-cell>
              <table:table-cell office:value-type="float" office:value="149.045">
                <text:p>149.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.732">
                <text:p>241.732</text:p>
              </table:table-cell>
              <table:table-cell office:value-type="float" office:value="146.161">
                <text:p>146.161</text:p>
              </table:table-cell>
              <table:table-cell office:value-type="float" office:value="361.832">
                <text:p>361.832</text:p>
              </table:table-cell>
              <table:table-cell office:value-type="float" office:value="152.477">
                <text:p>152.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.479">
                <text:p>242.479</text:p>
              </table:table-cell>
              <table:table-cell office:value-type="float" office:value="146.729">
                <text:p>146.729</text:p>
              </table:table-cell>
              <table:table-cell office:value-type="float" office:value="370.817">
                <text:p>370.817</text:p>
              </table:table-cell>
              <table:table-cell office:value-type="float" office:value="155.453">
                <text:p>155.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3.26">
                <text:p>243.26</text:p>
              </table:table-cell>
              <table:table-cell office:value-type="float" office:value="147.173">
                <text:p>147.173</text:p>
              </table:table-cell>
              <table:table-cell office:value-type="float" office:value="375.47">
                <text:p>375.47</text:p>
              </table:table-cell>
              <table:table-cell office:value-type="float" office:value="158.374">
                <text:p>158.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.188">
                <text:p>244.188</text:p>
              </table:table-cell>
              <table:table-cell office:value-type="float" office:value="147.699">
                <text:p>147.699</text:p>
              </table:table-cell>
              <table:table-cell office:value-type="float" office:value="376.529">
                <text:p>376.529</text:p>
              </table:table-cell>
              <table:table-cell office:value-type="float" office:value="149.329">
                <text:p>149.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1.872">
                <text:p>251.872</text:p>
              </table:table-cell>
              <table:table-cell office:value-type="float" office:value="146.247">
                <text:p>146.247</text:p>
              </table:table-cell>
              <table:table-cell office:value-type="float" office:value="377.357">
                <text:p>377.357</text:p>
              </table:table-cell>
              <table:table-cell office:value-type="float" office:value="149.76">
                <text:p>149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.865">
                <text:p>279.865</text:p>
              </table:table-cell>
              <table:table-cell office:value-type="float" office:value="145.947">
                <text:p>145.947</text:p>
              </table:table-cell>
              <table:table-cell office:value-type="float" office:value="378.324">
                <text:p>378.324</text:p>
              </table:table-cell>
              <table:table-cell office:value-type="float" office:value="150.321">
                <text:p>150.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379.487">
                <text:p>379.487</text:p>
              </table:table-cell>
              <table:table-cell office:value-type="float" office:value="150.808">
                <text:p>150.8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83">
                <text:p>380.683</text:p>
              </table:table-cell>
              <table:table-cell office:value-type="float" office:value="149.464">
                <text:p>149.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003">
                <text:p>382.003</text:p>
              </table:table-cell>
              <table:table-cell office:value-type="float" office:value="150.254">
                <text:p>150.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465">
                <text:p>383.465</text:p>
              </table:table-cell>
              <table:table-cell office:value-type="float" office:value="151.204">
                <text:p>151.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72">
                <text:p>384.672</text:p>
              </table:table-cell>
              <table:table-cell office:value-type="float" office:value="151.889">
                <text:p>151.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908">
                <text:p>385.908</text:p>
              </table:table-cell>
              <table:table-cell office:value-type="float" office:value="149.475">
                <text:p>149.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229">
                <text:p>387.229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862">
                <text:p>388.862</text:p>
              </table:table-cell>
              <table:table-cell office:value-type="float" office:value="151.466">
                <text:p>151.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571">
                <text:p>389.571</text:p>
              </table:table-cell>
              <table:table-cell office:value-type="float" office:value="151.764">
                <text:p>151.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266">
                <text:p>390.266</text:p>
              </table:table-cell>
              <table:table-cell office:value-type="float" office:value="149.479">
                <text:p>149.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015">
                <text:p>391.015</text:p>
              </table:table-cell>
              <table:table-cell office:value-type="float" office:value="149.832">
                <text:p>149.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822">
                <text:p>391.822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544">
                <text:p>392.544</text:p>
              </table:table-cell>
              <table:table-cell office:value-type="float" office:value="150.326">
                <text:p>150.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411">
                <text:p>393.411</text:p>
              </table:table-cell>
              <table:table-cell office:value-type="float" office:value="149.529">
                <text:p>149.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166">
                <text:p>394.166</text:p>
              </table:table-cell>
              <table:table-cell office:value-type="float" office:value="149.817">
                <text:p>149.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99">
                <text:p>394.99</text:p>
              </table:table-cell>
              <table:table-cell office:value-type="float" office:value="150.224">
                <text:p>150.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815">
                <text:p>395.815</text:p>
              </table:table-cell>
              <table:table-cell office:value-type="float" office:value="150.789">
                <text:p>150.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71">
                <text:p>396.71</text:p>
              </table:table-cell>
              <table:table-cell office:value-type="float" office:value="149.542">
                <text:p>149.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653">
                <text:p>397.653</text:p>
              </table:table-cell>
              <table:table-cell office:value-type="float" office:value="150.446">
                <text:p>150.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657">
                <text:p>398.657</text:p>
              </table:table-cell>
              <table:table-cell office:value-type="float" office:value="151.546">
                <text:p>151.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721">
                <text:p>399.721</text:p>
              </table:table-cell>
              <table:table-cell office:value-type="float" office:value="152.801">
                <text:p>152.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.478">
                <text:p>400.478</text:p>
              </table:table-cell>
              <table:table-cell office:value-type="float" office:value="149.561">
                <text:p>149.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125">
                <text:p>401.125</text:p>
              </table:table-cell>
              <table:table-cell office:value-type="float" office:value="149.649">
                <text:p>149.6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829">
                <text:p>401.829</text:p>
              </table:table-cell>
              <table:table-cell office:value-type="float" office:value="149.791">
                <text:p>149.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586">
                <text:p>402.586</text:p>
              </table:table-cell>
              <table:table-cell office:value-type="float" office:value="149.998">
                <text:p>149.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386">
                <text:p>403.386</text:p>
              </table:table-cell>
              <table:table-cell office:value-type="float" office:value="149.562">
                <text:p>149.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275">
                <text:p>404.275</text:p>
              </table:table-cell>
              <table:table-cell office:value-type="float" office:value="149.921">
                <text:p>149.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011">
                <text:p>408.011</text:p>
              </table:table-cell>
              <table:table-cell office:value-type="float" office:value="150.232">
                <text:p>150.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981">
                <text:p>418.981</text:p>
              </table:table-cell>
              <table:table-cell office:value-type="float" office:value="148.128">
                <text:p>148.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3cm" svg:height="9.184cm" xlink:href=".." xlink:type="simple" chart:class="chart:bar" chart:style-name="ch1">
        <chart:legend svg:x="1.218cm" svg:y="8.454cm" style:legend-expansion="custom" chartooo:width="12.176cm" chartooo:height="0.598cm" style:legend-expansion-aspect-ratio="20.3612040133779" chart:style-name="ch2"/>
        <chart:plot-area chart:style-name="ch3" table:cell-range-address="rychlost.B23:rychlost.B24 rychlost.G3:rychlost.G20 rychlost.I3:rychlost.I20" chart:data-source-has-labels="row" svg:x="0.022cm" svg:y="0.542cm" svg:width="16.216cm" svg:height="7.416cm">
          <chartooo:coordinate-region svg:x="1.305cm" svg:y="0.742cm" svg:width="14.933cm" svg:height="6.569cm"/>
          <chart:axis chart:dimension="x" chart:name="primary-x" chart:style-name="ch4">
            <chart:title svg:x="14.993cm" svg:y="7.89cm" chart:style-name="ch5">
              <text:p>měření</text:p>
            </chart:title>
          </chart:axis>
          <chart:axis chart:dimension="y" chart:name="primary-y" chart:style-name="ch6">
            <chart:title svg:x="0.027cm" svg:y="0cm" chart:style-name="ch5">
              <text:p>Čas [s]</text:p>
            </chart:title>
            <chart:grid chart:style-name="ch7" chart:class="major"/>
          </chart:axis>
          <chart:series chart:style-name="ch8" chart:values-cell-range-address="rychlost.G3:rychlost.G20" chart:label-cell-address="rychlost.B23:rychlost.B23" chart:class="chart:bar">
            <chart:data-point chart:repeated="18"/>
          </chart:series>
          <chart:series chart:style-name="ch9" chart:values-cell-range-address="rychlost.I3:rychlost.I20" chart:label-cell-address="rychlost.B24:rychlost.B2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ládání do akumulátorového pole</text:p>
                <draw:g>
                  <svg:desc>rychlost.B23:rychlost.B23</svg:desc>
                </draw:g>
              </table:table-cell>
              <table:table-cell office:value-type="string">
                <text:p>klastrování bodů v akumulátorovém poli</text:p>
                <draw:g>
                  <svg:desc>rychlost.B24:rychlost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484">
                <text:p>55.484</text:p>
                <draw:g>
                  <svg:desc>rychlost.G3:rychlost.G20</svg:desc>
                </draw:g>
              </table:table-cell>
              <table:table-cell office:value-type="float" office:value="8.207">
                <text:p>8.207</text:p>
                <draw:g>
                  <svg:desc>rychlost.I3:rychlost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484">
                <text:p>55.484</text:p>
              </table:table-cell>
              <table:table-cell office:value-type="float" office:value="10.838">
                <text:p>1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484">
                <text:p>55.484</text:p>
              </table:table-cell>
              <table:table-cell office:value-type="float" office:value="17.996">
                <text:p>17.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484">
                <text:p>55.484</text:p>
              </table:table-cell>
              <table:table-cell office:value-type="float" office:value="30.218">
                <text:p>30.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484">
                <text:p>55.484</text:p>
              </table:table-cell>
              <table:table-cell office:value-type="float" office:value="52.172">
                <text:p>52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484">
                <text:p>55.484</text:p>
              </table:table-cell>
              <table:table-cell office:value-type="float" office:value="59.779">
                <text:p>59.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484">
                <text:p>55.484</text:p>
              </table:table-cell>
              <table:table-cell office:value-type="float" office:value="117.981">
                <text:p>117.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495">
                <text:p>71.495</text:p>
              </table:table-cell>
              <table:table-cell office:value-type="float" office:value="22.343">
                <text:p>22.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548">
                <text:p>86.548</text:p>
              </table:table-cell>
              <table:table-cell office:value-type="float" office:value="36.827">
                <text:p>36.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.141">
                <text:p>119.141</text:p>
              </table:table-cell>
              <table:table-cell office:value-type="float" office:value="52.912">
                <text:p>52.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.19">
                <text:p>172.19</text:p>
              </table:table-cell>
              <table:table-cell office:value-type="float" office:value="53.352">
                <text:p>53.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.823">
                <text:p>224.823</text:p>
              </table:table-cell>
              <table:table-cell office:value-type="float" office:value="56.243">
                <text:p>56.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047">
                <text:p>102.04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047">
                <text:p>102.047</text:p>
              </table:table-cell>
              <table:table-cell office:value-type="float" office:value="26.434">
                <text:p>26.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.047">
                <text:p>102.047</text:p>
              </table:table-cell>
              <table:table-cell office:value-type="float" office:value="25.593">
                <text:p>25.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.047">
                <text:p>102.047</text:p>
              </table:table-cell>
              <table:table-cell office:value-type="float" office:value="29.615">
                <text:p>29.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047">
                <text:p>102.047</text:p>
              </table:table-cell>
              <table:table-cell office:value-type="float" office:value="32.853">
                <text:p>32.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047">
                <text:p>102.047</text:p>
              </table:table-cell>
              <table:table-cell office:value-type="float" office:value="36.234">
                <text:p>36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1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